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6pt"/>
    </style:style>
    <style:style style:name="co2" style:family="table-column">
      <style:table-column-properties fo:break-before="auto" style:column-width="18.99pt"/>
    </style:style>
    <style:style style:name="co3" style:family="table-column">
      <style:table-column-properties fo:break-before="auto" style:column-width="93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74.61pt"/>
    </style:style>
    <style:style style:name="co7" style:family="table-column">
      <style:table-column-properties fo:break-before="auto" style:column-width="99.3pt"/>
    </style:style>
    <style:style style:name="co8" style:family="table-column">
      <style:table-column-properties fo:break-before="auto" style:column-width="97.26pt"/>
    </style:style>
    <style:style style:name="co9" style:family="table-column">
      <style:table-column-properties fo:break-before="auto" style:column-width="9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mbda 0.001" table:style-name="ta1">
        <table:shapes>
          <draw:frame draw:z-index="0" draw:style-name="gr1" draw:text-style-name="P1" svg:width="803.96pt" svg:height="596.49pt" svg:x="930.08pt" svg:y="16.04pt">
            <loext:p draw:notify-on-update-of-ranges="'lambda 0.001'.D3:'lambda 0.001'.D103 'lambda 0.001'.F3:'lambda 0.001'.F103 'lambda 0.001'.E3:'lambda 0.001'.E103 'lambda 0.001'.K3:'lambda 0.001'.K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2" table:default-cell-style-name="ce2"/>
        <table:table-column table:style-name="co3" table:default-cell-style-name="ce2"/>
        <table:table-column table:style-name="co4" table:number-columns-repeated="1000" table:default-cell-style-name="ce2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string" calcext:value-type="string">
            <text:p>NumSamples</text:p>
          </table:table-cell>
          <table:table-cell table:number-columns-repeated="6"/>
          <table:table-cell table:number-columns-spanned="5" table:number-rows-spanned="1"/>
          <table:covered-table-cell table:number-columns-repeated="4"/>
          <table:table-cell table:number-columns-repeated="1002"/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2"/>
          <table:table-cell table:style-name="ce1" office:value-type="string" calcext:value-type="string">
            <text:p>SCD learning r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0.691097" calcext:value-type="float">
            <text:p>0.691097</text:p>
          </table:table-cell>
          <table:table-cell table:number-columns-repeated="3"/>
          <table:table-cell office:value-type="float" office:value="0.691097" calcext:value-type="float">
            <text:p>0.69109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67761" calcext:value-type="float">
            <text:p>0.267761</text:p>
          </table:table-cell>
          <table:table-cell office:value-type="float" office:value="0.264967" calcext:value-type="float">
            <text:p>0.264967</text:p>
          </table:table-cell>
          <table:table-cell office:value-type="float" office:value="0.263399" calcext:value-type="float">
            <text:p>0.263399</text:p>
          </table:table-cell>
          <table:table-cell office:value-type="float" office:value="0.290464" calcext:value-type="float">
            <text:p>0.290464</text:p>
          </table:table-cell>
          <table:table-cell table:number-columns-repeated="3"/>
          <table:table-cell office:value-type="float" office:value="0.361929" calcext:value-type="float">
            <text:p>0.36192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64562" calcext:value-type="float">
            <text:p>0.264562</text:p>
          </table:table-cell>
          <table:table-cell office:value-type="float" office:value="0.259932" calcext:value-type="float">
            <text:p>0.259932</text:p>
          </table:table-cell>
          <table:table-cell office:value-type="float" office:value="0.258695" calcext:value-type="float">
            <text:p>0.258695</text:p>
          </table:table-cell>
          <table:table-cell office:value-type="float" office:value="0.278527" calcext:value-type="float">
            <text:p>0.278527</text:p>
          </table:table-cell>
          <table:table-cell table:number-columns-repeated="3"/>
          <table:table-cell office:value-type="float" office:value="0.326239" calcext:value-type="float">
            <text:p>0.32623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58188" calcext:value-type="float">
            <text:p>0.258188</text:p>
          </table:table-cell>
          <table:table-cell office:value-type="float" office:value="0.257185" calcext:value-type="float">
            <text:p>0.257185</text:p>
          </table:table-cell>
          <table:table-cell office:value-type="float" office:value="0.258418" calcext:value-type="float">
            <text:p>0.258418</text:p>
          </table:table-cell>
          <table:table-cell office:value-type="float" office:value="0.272746" calcext:value-type="float">
            <text:p>0.272746</text:p>
          </table:table-cell>
          <table:table-cell table:number-columns-repeated="3"/>
          <table:table-cell office:value-type="float" office:value="0.312116" calcext:value-type="float">
            <text:p>0.3121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56712" calcext:value-type="float">
            <text:p>0.256712</text:p>
          </table:table-cell>
          <table:table-cell office:value-type="float" office:value="0.258431" calcext:value-type="float">
            <text:p>0.258431</text:p>
          </table:table-cell>
          <table:table-cell office:value-type="float" office:value="0.256368" calcext:value-type="float">
            <text:p>0.256368</text:p>
          </table:table-cell>
          <table:table-cell office:value-type="float" office:value="0.269269" calcext:value-type="float">
            <text:p>0.269269</text:p>
          </table:table-cell>
          <table:table-cell table:number-columns-repeated="3"/>
          <table:table-cell office:value-type="float" office:value="0.304033" calcext:value-type="float">
            <text:p>0.30403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6076" calcext:value-type="float">
            <text:p>0.256076</text:p>
          </table:table-cell>
          <table:table-cell office:value-type="float" office:value="0.255456" calcext:value-type="float">
            <text:p>0.255456</text:p>
          </table:table-cell>
          <table:table-cell office:value-type="float" office:value="0.255215" calcext:value-type="float">
            <text:p>0.255215</text:p>
          </table:table-cell>
          <table:table-cell office:value-type="float" office:value="0.266739" calcext:value-type="float">
            <text:p>0.266739</text:p>
          </table:table-cell>
          <table:table-cell table:number-columns-repeated="3"/>
          <table:table-cell office:value-type="float" office:value="0.298479" calcext:value-type="float">
            <text:p>0.29847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55456" calcext:value-type="float">
            <text:p>0.255456</text:p>
          </table:table-cell>
          <table:table-cell office:value-type="float" office:value="0.254761" calcext:value-type="float">
            <text:p>0.254761</text:p>
          </table:table-cell>
          <table:table-cell office:value-type="float" office:value="0.256075" calcext:value-type="float">
            <text:p>0.256075</text:p>
          </table:table-cell>
          <table:table-cell office:value-type="float" office:value="0.265504" calcext:value-type="float">
            <text:p>0.265504</text:p>
          </table:table-cell>
          <table:table-cell table:number-columns-repeated="3"/>
          <table:table-cell office:value-type="float" office:value="0.294321" calcext:value-type="float">
            <text:p>0.29432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55499" calcext:value-type="float">
            <text:p>0.255499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5512" calcext:value-type="float">
            <text:p>0.255512</text:p>
          </table:table-cell>
          <table:table-cell office:value-type="float" office:value="0.263588" calcext:value-type="float">
            <text:p>0.263588</text:p>
          </table:table-cell>
          <table:table-cell table:number-columns-repeated="3"/>
          <table:table-cell office:value-type="float" office:value="0.291054" calcext:value-type="float">
            <text:p>0.29105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58448" calcext:value-type="float">
            <text:p>0.258448</text:p>
          </table:table-cell>
          <table:table-cell office:value-type="float" office:value="0.254794" calcext:value-type="float">
            <text:p>0.254794</text:p>
          </table:table-cell>
          <table:table-cell office:value-type="float" office:value="0.254784" calcext:value-type="float">
            <text:p>0.254784</text:p>
          </table:table-cell>
          <table:table-cell office:value-type="float" office:value="0.262459" calcext:value-type="float">
            <text:p>0.262459</text:p>
          </table:table-cell>
          <table:table-cell table:number-columns-repeated="3"/>
          <table:table-cell office:value-type="float" office:value="0.288387" calcext:value-type="float">
            <text:p>0.28838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54433" calcext:value-type="float">
            <text:p>0.254433</text:p>
          </table:table-cell>
          <table:table-cell office:value-type="float" office:value="0.254375" calcext:value-type="float">
            <text:p>0.254375</text:p>
          </table:table-cell>
          <table:table-cell office:value-type="float" office:value="0.254038" calcext:value-type="float">
            <text:p>0.254038</text:p>
          </table:table-cell>
          <table:table-cell office:value-type="float" office:value="0.261446" calcext:value-type="float">
            <text:p>0.261446</text:p>
          </table:table-cell>
          <table:table-cell table:number-columns-repeated="3"/>
          <table:table-cell office:value-type="float" office:value="0.286131" calcext:value-type="float">
            <text:p>0.28613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55141" calcext:value-type="float">
            <text:p>0.255141</text:p>
          </table:table-cell>
          <table:table-cell office:value-type="float" office:value="0.254232" calcext:value-type="float">
            <text:p>0.254232</text:p>
          </table:table-cell>
          <table:table-cell office:value-type="float" office:value="0.254052" calcext:value-type="float">
            <text:p>0.254052</text:p>
          </table:table-cell>
          <table:table-cell office:value-type="float" office:value="0.260662" calcext:value-type="float">
            <text:p>0.260662</text:p>
          </table:table-cell>
          <table:table-cell table:number-columns-repeated="3"/>
          <table:table-cell office:value-type="float" office:value="0.284193" calcext:value-type="float">
            <text:p>0.28419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25399" calcext:value-type="float">
            <text:p>0.25399</text:p>
          </table:table-cell>
          <table:table-cell office:value-type="float" office:value="0.254038" calcext:value-type="float">
            <text:p>0.254038</text:p>
          </table:table-cell>
          <table:table-cell office:value-type="float" office:value="0.255753" calcext:value-type="float">
            <text:p>0.255753</text:p>
          </table:table-cell>
          <table:table-cell office:value-type="float" office:value="0.260407" calcext:value-type="float">
            <text:p>0.260407</text:p>
          </table:table-cell>
          <table:table-cell table:number-columns-repeated="3"/>
          <table:table-cell office:value-type="float" office:value="0.282486" calcext:value-type="float">
            <text:p>0.28248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255504" calcext:value-type="float">
            <text:p>0.255504</text:p>
          </table:table-cell>
          <table:table-cell office:value-type="float" office:value="0.253814" calcext:value-type="float">
            <text:p>0.253814</text:p>
          </table:table-cell>
          <table:table-cell office:value-type="float" office:value="0.254628" calcext:value-type="float">
            <text:p>0.254628</text:p>
          </table:table-cell>
          <table:table-cell office:value-type="float" office:value="0.259481" calcext:value-type="float">
            <text:p>0.259481</text:p>
          </table:table-cell>
          <table:table-cell table:number-columns-repeated="3"/>
          <table:table-cell office:value-type="float" office:value="0.280991" calcext:value-type="float">
            <text:p>0.28099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253815" calcext:value-type="float">
            <text:p>0.253815</text:p>
          </table:table-cell>
          <table:table-cell office:value-type="float" office:value="0.254109" calcext:value-type="float">
            <text:p>0.254109</text:p>
          </table:table-cell>
          <table:table-cell office:value-type="float" office:value="0.254992" calcext:value-type="float">
            <text:p>0.254992</text:p>
          </table:table-cell>
          <table:table-cell office:value-type="float" office:value="0.258776" calcext:value-type="float">
            <text:p>0.258776</text:p>
          </table:table-cell>
          <table:table-cell table:number-columns-repeated="3"/>
          <table:table-cell office:value-type="float" office:value="0.279667" calcext:value-type="float">
            <text:p>0.27966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253958" calcext:value-type="float">
            <text:p>0.253958</text:p>
          </table:table-cell>
          <table:table-cell office:value-type="float" office:value="0.255033" calcext:value-type="float">
            <text:p>0.255033</text:p>
          </table:table-cell>
          <table:table-cell office:value-type="float" office:value="0.254692" calcext:value-type="float">
            <text:p>0.254692</text:p>
          </table:table-cell>
          <table:table-cell office:value-type="float" office:value="0.258362" calcext:value-type="float">
            <text:p>0.258362</text:p>
          </table:table-cell>
          <table:table-cell table:number-columns-repeated="3"/>
          <table:table-cell office:value-type="float" office:value="0.278483" calcext:value-type="float">
            <text:p>0.27848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254375" calcext:value-type="float">
            <text:p>0.254375</text:p>
          </table:table-cell>
          <table:table-cell office:value-type="float" office:value="0.254864" calcext:value-type="float">
            <text:p>0.254864</text:p>
          </table:table-cell>
          <table:table-cell office:value-type="float" office:value="0.254832" calcext:value-type="float">
            <text:p>0.254832</text:p>
          </table:table-cell>
          <table:table-cell office:value-type="float" office:value="0.257891" calcext:value-type="float">
            <text:p>0.257891</text:p>
          </table:table-cell>
          <table:table-cell table:number-columns-repeated="3"/>
          <table:table-cell office:value-type="float" office:value="0.27741" calcext:value-type="float">
            <text:p>0.2774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253669" calcext:value-type="float">
            <text:p>0.253669</text:p>
          </table:table-cell>
          <table:table-cell office:value-type="float" office:value="0.253912" calcext:value-type="float">
            <text:p>0.253912</text:p>
          </table:table-cell>
          <table:table-cell office:value-type="float" office:value="0.254959" calcext:value-type="float">
            <text:p>0.254959</text:p>
          </table:table-cell>
          <table:table-cell office:value-type="float" office:value="0.257867" calcext:value-type="float">
            <text:p>0.257867</text:p>
          </table:table-cell>
          <table:table-cell table:number-columns-repeated="3"/>
          <table:table-cell office:value-type="float" office:value="0.276421" calcext:value-type="float">
            <text:p>0.27642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254181" calcext:value-type="float">
            <text:p>0.254181</text:p>
          </table:table-cell>
          <table:table-cell office:value-type="float" office:value="0.25445" calcext:value-type="float">
            <text:p>0.25445</text:p>
          </table:table-cell>
          <table:table-cell office:value-type="float" office:value="0.254019" calcext:value-type="float">
            <text:p>0.254019</text:p>
          </table:table-cell>
          <table:table-cell office:value-type="float" office:value="0.257476" calcext:value-type="float">
            <text:p>0.257476</text:p>
          </table:table-cell>
          <table:table-cell table:number-columns-repeated="3"/>
          <table:table-cell office:value-type="float" office:value="0.275526" calcext:value-type="float">
            <text:p>0.27552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25396" calcext:value-type="float">
            <text:p>0.25396</text:p>
          </table:table-cell>
          <table:table-cell office:value-type="float" office:value="0.254046" calcext:value-type="float">
            <text:p>0.254046</text:p>
          </table:table-cell>
          <table:table-cell office:value-type="float" office:value="0.253951" calcext:value-type="float">
            <text:p>0.253951</text:p>
          </table:table-cell>
          <table:table-cell office:value-type="float" office:value="0.257026" calcext:value-type="float">
            <text:p>0.257026</text:p>
          </table:table-cell>
          <table:table-cell table:number-columns-repeated="3"/>
          <table:table-cell office:value-type="float" office:value="0.274712" calcext:value-type="float">
            <text:p>0.2747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253781" calcext:value-type="float">
            <text:p>0.253781</text:p>
          </table:table-cell>
          <table:table-cell office:value-type="float" office:value="0.255928" calcext:value-type="float">
            <text:p>0.255928</text:p>
          </table:table-cell>
          <table:table-cell office:value-type="float" office:value="0.254018" calcext:value-type="float">
            <text:p>0.254018</text:p>
          </table:table-cell>
          <table:table-cell office:value-type="float" office:value="0.256687" calcext:value-type="float">
            <text:p>0.256687</text:p>
          </table:table-cell>
          <table:table-cell table:number-columns-repeated="3"/>
          <table:table-cell office:value-type="float" office:value="0.273957" calcext:value-type="float">
            <text:p>0.27395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6098" calcext:value-type="float">
            <text:p>0.256098</text:p>
          </table:table-cell>
          <table:table-cell office:value-type="float" office:value="0.254302" calcext:value-type="float">
            <text:p>0.254302</text:p>
          </table:table-cell>
          <table:table-cell office:value-type="float" office:value="0.254322" calcext:value-type="float">
            <text:p>0.254322</text:p>
          </table:table-cell>
          <table:table-cell office:value-type="float" office:value="0.256437" calcext:value-type="float">
            <text:p>0.256437</text:p>
          </table:table-cell>
          <table:table-cell table:number-columns-repeated="3"/>
          <table:table-cell office:value-type="float" office:value="0.273245" calcext:value-type="float">
            <text:p>0.27324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255613" calcext:value-type="float">
            <text:p>0.255613</text:p>
          </table:table-cell>
          <table:table-cell office:value-type="float" office:value="0.253805" calcext:value-type="float">
            <text:p>0.253805</text:p>
          </table:table-cell>
          <table:table-cell office:value-type="float" office:value="0.253963" calcext:value-type="float">
            <text:p>0.253963</text:p>
          </table:table-cell>
          <table:table-cell office:value-type="float" office:value="0.256198" calcext:value-type="float">
            <text:p>0.256198</text:p>
          </table:table-cell>
          <table:table-cell table:number-columns-repeated="3"/>
          <table:table-cell office:value-type="float" office:value="0.272577" calcext:value-type="float">
            <text:p>0.27257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254347" calcext:value-type="float">
            <text:p>0.254347</text:p>
          </table:table-cell>
          <table:table-cell office:value-type="float" office:value="0.253793" calcext:value-type="float">
            <text:p>0.253793</text:p>
          </table:table-cell>
          <table:table-cell office:value-type="float" office:value="0.254199" calcext:value-type="float">
            <text:p>0.254199</text:p>
          </table:table-cell>
          <table:table-cell office:value-type="float" office:value="0.256046" calcext:value-type="float">
            <text:p>0.256046</text:p>
          </table:table-cell>
          <table:table-cell table:number-columns-repeated="3"/>
          <table:table-cell office:value-type="float" office:value="0.271947" calcext:value-type="float">
            <text:p>0.27194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253749" calcext:value-type="float">
            <text:p>0.253749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253883" calcext:value-type="float">
            <text:p>0.253883</text:p>
          </table:table-cell>
          <table:table-cell office:value-type="float" office:value="0.255752" calcext:value-type="float">
            <text:p>0.255752</text:p>
          </table:table-cell>
          <table:table-cell table:number-columns-repeated="3"/>
          <table:table-cell office:value-type="float" office:value="0.271353" calcext:value-type="float">
            <text:p>0.27135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254155" calcext:value-type="float">
            <text:p>0.254155</text:p>
          </table:table-cell>
          <table:table-cell office:value-type="float" office:value="0.253733" calcext:value-type="float">
            <text:p>0.253733</text:p>
          </table:table-cell>
          <table:table-cell office:value-type="float" office:value="0.259153" calcext:value-type="float">
            <text:p>0.259153</text:p>
          </table:table-cell>
          <table:table-cell office:value-type="float" office:value="0.255602" calcext:value-type="float">
            <text:p>0.255602</text:p>
          </table:table-cell>
          <table:table-cell table:number-columns-repeated="3"/>
          <table:table-cell office:value-type="float" office:value="0.270791" calcext:value-type="float">
            <text:p>0.27079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253839" calcext:value-type="float">
            <text:p>0.253839</text:p>
          </table:table-cell>
          <table:table-cell office:value-type="float" office:value="0.253778" calcext:value-type="float">
            <text:p>0.253778</text:p>
          </table:table-cell>
          <table:table-cell office:value-type="float" office:value="0.256007" calcext:value-type="float">
            <text:p>0.256007</text:p>
          </table:table-cell>
          <table:table-cell office:value-type="float" office:value="0.255539" calcext:value-type="float">
            <text:p>0.255539</text:p>
          </table:table-cell>
          <table:table-cell table:number-columns-repeated="3"/>
          <table:table-cell office:value-type="float" office:value="0.27026" calcext:value-type="float">
            <text:p>0.2702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253579" calcext:value-type="float">
            <text:p>0.253579</text:p>
          </table:table-cell>
          <table:table-cell office:value-type="float" office:value="0.254396" calcext:value-type="float">
            <text:p>0.254396</text:p>
          </table:table-cell>
          <table:table-cell office:value-type="float" office:value="0.253999" calcext:value-type="float">
            <text:p>0.253999</text:p>
          </table:table-cell>
          <table:table-cell office:value-type="float" office:value="0.255325" calcext:value-type="float">
            <text:p>0.255325</text:p>
          </table:table-cell>
          <table:table-cell table:number-columns-repeated="3"/>
          <table:table-cell office:value-type="float" office:value="0.269752" calcext:value-type="float">
            <text:p>0.26975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254579" calcext:value-type="float">
            <text:p>0.25457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254095" calcext:value-type="float">
            <text:p>0.254095</text:p>
          </table:table-cell>
          <table:table-cell office:value-type="float" office:value="0.255207" calcext:value-type="float">
            <text:p>0.255207</text:p>
          </table:table-cell>
          <table:table-cell table:number-columns-repeated="3"/>
          <table:table-cell office:value-type="float" office:value="0.269275" calcext:value-type="float">
            <text:p>0.26927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253582" calcext:value-type="float">
            <text:p>0.253582</text:p>
          </table:table-cell>
          <table:table-cell office:value-type="float" office:value="0.254576" calcext:value-type="float">
            <text:p>0.254576</text:p>
          </table:table-cell>
          <table:table-cell office:value-type="float" office:value="0.25434" calcext:value-type="float">
            <text:p>0.25434</text:p>
          </table:table-cell>
          <table:table-cell office:value-type="float" office:value="0.255252" calcext:value-type="float">
            <text:p>0.255252</text:p>
          </table:table-cell>
          <table:table-cell table:number-columns-repeated="3"/>
          <table:table-cell office:value-type="float" office:value="0.268833" calcext:value-type="float">
            <text:p>0.26883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254868" calcext:value-type="float">
            <text:p>0.254868</text:p>
          </table:table-cell>
          <table:table-cell office:value-type="float" office:value="0.253712" calcext:value-type="float">
            <text:p>0.253712</text:p>
          </table:table-cell>
          <table:table-cell office:value-type="float" office:value="0.254463" calcext:value-type="float">
            <text:p>0.254463</text:p>
          </table:table-cell>
          <table:table-cell office:value-type="float" office:value="0.255204" calcext:value-type="float">
            <text:p>0.255204</text:p>
          </table:table-cell>
          <table:table-cell table:number-columns-repeated="3"/>
          <table:table-cell office:value-type="float" office:value="0.268422" calcext:value-type="float">
            <text:p>0.26842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0.253711" calcext:value-type="float">
            <text:p>0.253711</text:p>
          </table:table-cell>
          <table:table-cell office:value-type="float" office:value="0.259887" calcext:value-type="float">
            <text:p>0.259887</text:p>
          </table:table-cell>
          <table:table-cell office:value-type="float" office:value="0.25513" calcext:value-type="float">
            <text:p>0.25513</text:p>
          </table:table-cell>
          <table:table-cell table:number-columns-repeated="3"/>
          <table:table-cell office:value-type="float" office:value="0.268025" calcext:value-type="float">
            <text:p>0.2680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54615" calcext:value-type="float">
            <text:p>0.254615</text:p>
          </table:table-cell>
          <table:table-cell office:value-type="float" office:value="0.253807" calcext:value-type="float">
            <text:p>0.253807</text:p>
          </table:table-cell>
          <table:table-cell office:value-type="float" office:value="0.25483" calcext:value-type="float">
            <text:p>0.25483</text:p>
          </table:table-cell>
          <table:table-cell table:number-columns-repeated="3"/>
          <table:table-cell office:value-type="float" office:value="0.267646" calcext:value-type="float">
            <text:p>0.26764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254355" calcext:value-type="float">
            <text:p>0.254355</text:p>
          </table:table-cell>
          <table:table-cell office:value-type="float" office:value="0.254244" calcext:value-type="float">
            <text:p>0.254244</text:p>
          </table:table-cell>
          <table:table-cell office:value-type="float" office:value="0.254092" calcext:value-type="float">
            <text:p>0.254092</text:p>
          </table:table-cell>
          <table:table-cell office:value-type="float" office:value="0.254996" calcext:value-type="float">
            <text:p>0.254996</text:p>
          </table:table-cell>
          <table:table-cell table:number-columns-repeated="3"/>
          <table:table-cell office:value-type="float" office:value="0.267277" calcext:value-type="float">
            <text:p>0.26727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253898" calcext:value-type="float">
            <text:p>0.253898</text:p>
          </table:table-cell>
          <table:table-cell office:value-type="float" office:value="0.254133" calcext:value-type="float">
            <text:p>0.254133</text:p>
          </table:table-cell>
          <table:table-cell office:value-type="float" office:value="0.254146" calcext:value-type="float">
            <text:p>0.254146</text:p>
          </table:table-cell>
          <table:table-cell office:value-type="float" office:value="0.255158" calcext:value-type="float">
            <text:p>0.255158</text:p>
          </table:table-cell>
          <table:table-cell table:number-columns-repeated="3"/>
          <table:table-cell office:value-type="float" office:value="0.266926" calcext:value-type="float">
            <text:p>0.26692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253621" calcext:value-type="float">
            <text:p>0.253621</text:p>
          </table:table-cell>
          <table:table-cell office:value-type="float" office:value="0.253856" calcext:value-type="float">
            <text:p>0.253856</text:p>
          </table:table-cell>
          <table:table-cell office:value-type="float" office:value="0.255011" calcext:value-type="float">
            <text:p>0.255011</text:p>
          </table:table-cell>
          <table:table-cell office:value-type="float" office:value="0.254698" calcext:value-type="float">
            <text:p>0.254698</text:p>
          </table:table-cell>
          <table:table-cell table:number-columns-repeated="3"/>
          <table:table-cell office:value-type="float" office:value="0.266596" calcext:value-type="float">
            <text:p>0.26659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3765" calcext:value-type="float">
            <text:p>0.253765</text:p>
          </table:table-cell>
          <table:table-cell office:value-type="float" office:value="0.253781" calcext:value-type="float">
            <text:p>0.253781</text:p>
          </table:table-cell>
          <table:table-cell office:value-type="float" office:value="0.254043" calcext:value-type="float">
            <text:p>0.254043</text:p>
          </table:table-cell>
          <table:table-cell office:value-type="float" office:value="0.254585" calcext:value-type="float">
            <text:p>0.254585</text:p>
          </table:table-cell>
          <table:table-cell table:number-columns-repeated="3"/>
          <table:table-cell office:value-type="float" office:value="0.266278" calcext:value-type="float">
            <text:p>0.26627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253527" calcext:value-type="float">
            <text:p>0.253527</text:p>
          </table:table-cell>
          <table:table-cell office:value-type="float" office:value="0.254802" calcext:value-type="float">
            <text:p>0.254802</text:p>
          </table:table-cell>
          <table:table-cell office:value-type="float" office:value="0.25527" calcext:value-type="float">
            <text:p>0.25527</text:p>
          </table:table-cell>
          <table:table-cell office:value-type="float" office:value="0.254461" calcext:value-type="float">
            <text:p>0.254461</text:p>
          </table:table-cell>
          <table:table-cell table:number-columns-repeated="3"/>
          <table:table-cell office:value-type="float" office:value="0.265977" calcext:value-type="float">
            <text:p>0.26597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254107" calcext:value-type="float">
            <text:p>0.254107</text:p>
          </table:table-cell>
          <table:table-cell office:value-type="float" office:value="0.254106" calcext:value-type="float">
            <text:p>0.254106</text:p>
          </table:table-cell>
          <table:table-cell office:value-type="float" office:value="0.253984" calcext:value-type="float">
            <text:p>0.253984</text:p>
          </table:table-cell>
          <table:table-cell office:value-type="float" office:value="0.254511" calcext:value-type="float">
            <text:p>0.254511</text:p>
          </table:table-cell>
          <table:table-cell table:number-columns-repeated="3"/>
          <table:table-cell office:value-type="float" office:value="0.265686" calcext:value-type="float">
            <text:p>0.26568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253602" calcext:value-type="float">
            <text:p>0.253602</text:p>
          </table:table-cell>
          <table:table-cell office:value-type="float" office:value="0.254607" calcext:value-type="float">
            <text:p>0.254607</text:p>
          </table:table-cell>
          <table:table-cell office:value-type="float" office:value="0.254381" calcext:value-type="float">
            <text:p>0.254381</text:p>
          </table:table-cell>
          <table:table-cell office:value-type="float" office:value="0.254506" calcext:value-type="float">
            <text:p>0.254506</text:p>
          </table:table-cell>
          <table:table-cell table:number-columns-repeated="3"/>
          <table:table-cell office:value-type="float" office:value="0.265407" calcext:value-type="float">
            <text:p>0.26540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25355" calcext:value-type="float">
            <text:p>0.25355</text:p>
          </table:table-cell>
          <table:table-cell office:value-type="float" office:value="0.253793" calcext:value-type="float">
            <text:p>0.253793</text:p>
          </table:table-cell>
          <table:table-cell office:value-type="float" office:value="0.254338" calcext:value-type="float">
            <text:p>0.254338</text:p>
          </table:table-cell>
          <table:table-cell office:value-type="float" office:value="0.254411" calcext:value-type="float">
            <text:p>0.254411</text:p>
          </table:table-cell>
          <table:table-cell table:number-columns-repeated="3"/>
          <table:table-cell office:value-type="float" office:value="0.265141" calcext:value-type="float">
            <text:p>0.26514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53577" calcext:value-type="float">
            <text:p>0.253577</text:p>
          </table:table-cell>
          <table:table-cell office:value-type="float" office:value="0.254284" calcext:value-type="float">
            <text:p>0.254284</text:p>
          </table:table-cell>
          <table:table-cell office:value-type="float" office:value="0.254029" calcext:value-type="float">
            <text:p>0.254029</text:p>
          </table:table-cell>
          <table:table-cell office:value-type="float" office:value="0.254666" calcext:value-type="float">
            <text:p>0.254666</text:p>
          </table:table-cell>
          <table:table-cell table:number-columns-repeated="3"/>
          <table:table-cell office:value-type="float" office:value="0.264886" calcext:value-type="float">
            <text:p>0.26488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253775" calcext:value-type="float">
            <text:p>0.253775</text:p>
          </table:table-cell>
          <table:table-cell office:value-type="float" office:value="0.253763" calcext:value-type="float">
            <text:p>0.253763</text:p>
          </table:table-cell>
          <table:table-cell office:value-type="float" office:value="0.25668" calcext:value-type="float">
            <text:p>0.25668</text:p>
          </table:table-cell>
          <table:table-cell office:value-type="float" office:value="0.254177" calcext:value-type="float">
            <text:p>0.254177</text:p>
          </table:table-cell>
          <table:table-cell table:number-columns-repeated="3"/>
          <table:table-cell office:value-type="float" office:value="0.264648" calcext:value-type="float">
            <text:p>0.2646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253755" calcext:value-type="float">
            <text:p>0.253755</text:p>
          </table:table-cell>
          <table:table-cell office:value-type="float" office:value="0.257547" calcext:value-type="float">
            <text:p>0.257547</text:p>
          </table:table-cell>
          <table:table-cell office:value-type="float" office:value="0.254189" calcext:value-type="float">
            <text:p>0.254189</text:p>
          </table:table-cell>
          <table:table-cell office:value-type="float" office:value="0.254209" calcext:value-type="float">
            <text:p>0.254209</text:p>
          </table:table-cell>
          <table:table-cell table:number-columns-repeated="3"/>
          <table:table-cell office:value-type="float" office:value="0.264412" calcext:value-type="float">
            <text:p>0.2644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253527" calcext:value-type="float">
            <text:p>0.253527</text:p>
          </table:table-cell>
          <table:table-cell office:value-type="float" office:value="0.25377" calcext:value-type="float">
            <text:p>0.25377</text:p>
          </table:table-cell>
          <table:table-cell office:value-type="float" office:value="0.253953" calcext:value-type="float">
            <text:p>0.253953</text:p>
          </table:table-cell>
          <table:table-cell office:value-type="float" office:value="0.254069" calcext:value-type="float">
            <text:p>0.254069</text:p>
          </table:table-cell>
          <table:table-cell table:number-columns-repeated="3"/>
          <table:table-cell office:value-type="float" office:value="0.264184" calcext:value-type="float">
            <text:p>0.26418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254092" calcext:value-type="float">
            <text:p>0.254092</text:p>
          </table:table-cell>
          <table:table-cell office:value-type="float" office:value="0.253876" calcext:value-type="float">
            <text:p>0.253876</text:p>
          </table:table-cell>
          <table:table-cell office:value-type="float" office:value="0.255253" calcext:value-type="float">
            <text:p>0.255253</text:p>
          </table:table-cell>
          <table:table-cell office:value-type="float" office:value="0.254138" calcext:value-type="float">
            <text:p>0.254138</text:p>
          </table:table-cell>
          <table:table-cell table:number-columns-repeated="3"/>
          <table:table-cell office:value-type="float" office:value="0.263963" calcext:value-type="float">
            <text:p>0.26396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25357" calcext:value-type="float">
            <text:p>0.25357</text:p>
          </table:table-cell>
          <table:table-cell office:value-type="float" office:value="0.253761" calcext:value-type="float">
            <text:p>0.253761</text:p>
          </table:table-cell>
          <table:table-cell office:value-type="float" office:value="0.255131" calcext:value-type="float">
            <text:p>0.255131</text:p>
          </table:table-cell>
          <table:table-cell office:value-type="float" office:value="0.254001" calcext:value-type="float">
            <text:p>0.254001</text:p>
          </table:table-cell>
          <table:table-cell table:number-columns-repeated="3"/>
          <table:table-cell office:value-type="float" office:value="0.263748" calcext:value-type="float">
            <text:p>0.2637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253518" calcext:value-type="float">
            <text:p>0.253518</text:p>
          </table:table-cell>
          <table:table-cell office:value-type="float" office:value="0.254828" calcext:value-type="float">
            <text:p>0.254828</text:p>
          </table:table-cell>
          <table:table-cell office:value-type="float" office:value="0.254627" calcext:value-type="float">
            <text:p>0.254627</text:p>
          </table:table-cell>
          <table:table-cell office:value-type="float" office:value="0.253968" calcext:value-type="float">
            <text:p>0.253968</text:p>
          </table:table-cell>
          <table:table-cell table:number-columns-repeated="3"/>
          <table:table-cell office:value-type="float" office:value="0.263538" calcext:value-type="float">
            <text:p>0.26353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254714" calcext:value-type="float">
            <text:p>0.254714</text:p>
          </table:table-cell>
          <table:table-cell office:value-type="float" office:value="0.254349" calcext:value-type="float">
            <text:p>0.254349</text:p>
          </table:table-cell>
          <table:table-cell office:value-type="float" office:value="0.254152" calcext:value-type="float">
            <text:p>0.254152</text:p>
          </table:table-cell>
          <table:table-cell office:value-type="float" office:value="0.254071" calcext:value-type="float">
            <text:p>0.254071</text:p>
          </table:table-cell>
          <table:table-cell table:number-columns-repeated="3"/>
          <table:table-cell office:value-type="float" office:value="0.263334" calcext:value-type="float">
            <text:p>0.26333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253782" calcext:value-type="float">
            <text:p>0.253782</text:p>
          </table:table-cell>
          <table:table-cell office:value-type="float" office:value="0.254514" calcext:value-type="float">
            <text:p>0.254514</text:p>
          </table:table-cell>
          <table:table-cell office:value-type="float" office:value="0.254901" calcext:value-type="float">
            <text:p>0.254901</text:p>
          </table:table-cell>
          <table:table-cell office:value-type="float" office:value="0.253929" calcext:value-type="float">
            <text:p>0.253929</text:p>
          </table:table-cell>
          <table:table-cell table:number-columns-repeated="3"/>
          <table:table-cell office:value-type="float" office:value="0.263138" calcext:value-type="float">
            <text:p>0.26313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253702" calcext:value-type="float">
            <text:p>0.253702</text:p>
          </table:table-cell>
          <table:table-cell office:value-type="float" office:value="0.253752" calcext:value-type="float">
            <text:p>0.253752</text:p>
          </table:table-cell>
          <table:table-cell office:value-type="float" office:value="0.253924" calcext:value-type="float">
            <text:p>0.253924</text:p>
          </table:table-cell>
          <table:table-cell office:value-type="float" office:value="0.253879" calcext:value-type="float">
            <text:p>0.253879</text:p>
          </table:table-cell>
          <table:table-cell table:number-columns-repeated="3"/>
          <table:table-cell office:value-type="float" office:value="0.262947" calcext:value-type="float">
            <text:p>0.26294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53659" calcext:value-type="float">
            <text:p>0.253659</text:p>
          </table:table-cell>
          <table:table-cell office:value-type="float" office:value="0.253825" calcext:value-type="float">
            <text:p>0.253825</text:p>
          </table:table-cell>
          <table:table-cell office:value-type="float" office:value="0.254141" calcext:value-type="float">
            <text:p>0.254141</text:p>
          </table:table-cell>
          <table:table-cell office:value-type="float" office:value="0.254279" calcext:value-type="float">
            <text:p>0.254279</text:p>
          </table:table-cell>
          <table:table-cell table:number-columns-repeated="3"/>
          <table:table-cell office:value-type="float" office:value="0.262762" calcext:value-type="float">
            <text:p>0.26276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254709" calcext:value-type="float">
            <text:p>0.254709</text:p>
          </table:table-cell>
          <table:table-cell office:value-type="float" office:value="0.253803" calcext:value-type="float">
            <text:p>0.253803</text:p>
          </table:table-cell>
          <table:table-cell office:value-type="float" office:value="0.254157" calcext:value-type="float">
            <text:p>0.254157</text:p>
          </table:table-cell>
          <table:table-cell office:value-type="float" office:value="0.253824" calcext:value-type="float">
            <text:p>0.253824</text:p>
          </table:table-cell>
          <table:table-cell table:number-columns-repeated="3"/>
          <table:table-cell office:value-type="float" office:value="0.262587" calcext:value-type="float">
            <text:p>0.26258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254002" calcext:value-type="float">
            <text:p>0.254002</text:p>
          </table:table-cell>
          <table:table-cell office:value-type="float" office:value="0.25375" calcext:value-type="float">
            <text:p>0.25375</text:p>
          </table:table-cell>
          <table:table-cell office:value-type="float" office:value="0.254606" calcext:value-type="float">
            <text:p>0.254606</text:p>
          </table:table-cell>
          <table:table-cell office:value-type="float" office:value="0.253816" calcext:value-type="float">
            <text:p>0.253816</text:p>
          </table:table-cell>
          <table:table-cell table:number-columns-repeated="3"/>
          <table:table-cell office:value-type="float" office:value="0.262415" calcext:value-type="float">
            <text:p>0.2624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256249" calcext:value-type="float">
            <text:p>0.256249</text:p>
          </table:table-cell>
          <table:table-cell office:value-type="float" office:value="0.253774" calcext:value-type="float">
            <text:p>0.253774</text:p>
          </table:table-cell>
          <table:table-cell office:value-type="float" office:value="0.255895" calcext:value-type="float">
            <text:p>0.255895</text:p>
          </table:table-cell>
          <table:table-cell office:value-type="float" office:value="0.253865" calcext:value-type="float">
            <text:p>0.253865</text:p>
          </table:table-cell>
          <table:table-cell table:number-columns-repeated="3"/>
          <table:table-cell office:value-type="float" office:value="0.262251" calcext:value-type="float">
            <text:p>0.2622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253644" calcext:value-type="float">
            <text:p>0.253644</text:p>
          </table:table-cell>
          <table:table-cell office:value-type="float" office:value="0.254482" calcext:value-type="float">
            <text:p>0.254482</text:p>
          </table:table-cell>
          <table:table-cell office:value-type="float" office:value="0.254824" calcext:value-type="float">
            <text:p>0.254824</text:p>
          </table:table-cell>
          <table:table-cell office:value-type="float" office:value="0.253731" calcext:value-type="float">
            <text:p>0.253731</text:p>
          </table:table-cell>
          <table:table-cell table:number-columns-repeated="3"/>
          <table:table-cell office:value-type="float" office:value="0.26209" calcext:value-type="float">
            <text:p>0.2620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55768" calcext:value-type="float">
            <text:p>0.255768</text:p>
          </table:table-cell>
          <table:table-cell table:number-columns-repeated="2" office:value-type="float" office:value="0.254268" calcext:value-type="float">
            <text:p>0.254268</text:p>
          </table:table-cell>
          <table:table-cell office:value-type="float" office:value="0.253787" calcext:value-type="float">
            <text:p>0.253787</text:p>
          </table:table-cell>
          <table:table-cell table:number-columns-repeated="3"/>
          <table:table-cell office:value-type="float" office:value="0.261932" calcext:value-type="float">
            <text:p>0.26193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253739" calcext:value-type="float">
            <text:p>0.253739</text:p>
          </table:table-cell>
          <table:table-cell office:value-type="float" office:value="0.253724" calcext:value-type="float">
            <text:p>0.253724</text:p>
          </table:table-cell>
          <table:table-cell office:value-type="float" office:value="0.254039" calcext:value-type="float">
            <text:p>0.254039</text:p>
          </table:table-cell>
          <table:table-cell office:value-type="float" office:value="0.253664" calcext:value-type="float">
            <text:p>0.253664</text:p>
          </table:table-cell>
          <table:table-cell table:number-columns-repeated="3"/>
          <table:table-cell office:value-type="float" office:value="0.261779" calcext:value-type="float">
            <text:p>0.26177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253883" calcext:value-type="float">
            <text:p>0.253883</text:p>
          </table:table-cell>
          <table:table-cell office:value-type="float" office:value="0.253948" calcext:value-type="float">
            <text:p>0.253948</text:p>
          </table:table-cell>
          <table:table-cell office:value-type="float" office:value="0.254466" calcext:value-type="float">
            <text:p>0.254466</text:p>
          </table:table-cell>
          <table:table-cell office:value-type="float" office:value="0.253649" calcext:value-type="float">
            <text:p>0.253649</text:p>
          </table:table-cell>
          <table:table-cell table:number-columns-repeated="3"/>
          <table:table-cell office:value-type="float" office:value="0.261628" calcext:value-type="float">
            <text:p>0.26162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254716" calcext:value-type="float">
            <text:p>0.254716</text:p>
          </table:table-cell>
          <table:table-cell office:value-type="float" office:value="0.253909" calcext:value-type="float">
            <text:p>0.253909</text:p>
          </table:table-cell>
          <table:table-cell office:value-type="float" office:value="0.253984" calcext:value-type="float">
            <text:p>0.253984</text:p>
          </table:table-cell>
          <table:table-cell table:number-columns-repeated="3"/>
          <table:table-cell office:value-type="float" office:value="0.261483" calcext:value-type="float">
            <text:p>0.26148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254211" calcext:value-type="float">
            <text:p>0.254211</text:p>
          </table:table-cell>
          <table:table-cell office:value-type="float" office:value="0.25439" calcext:value-type="float">
            <text:p>0.25439</text:p>
          </table:table-cell>
          <table:table-cell office:value-type="float" office:value="0.253902" calcext:value-type="float">
            <text:p>0.253902</text:p>
          </table:table-cell>
          <table:table-cell office:value-type="float" office:value="0.2536" calcext:value-type="float">
            <text:p>0.2536</text:p>
          </table:table-cell>
          <table:table-cell table:number-columns-repeated="3"/>
          <table:table-cell office:value-type="float" office:value="0.261341" calcext:value-type="float">
            <text:p>0.26134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54637" calcext:value-type="float">
            <text:p>0.254637</text:p>
          </table:table-cell>
          <table:table-cell office:value-type="float" office:value="0.254885" calcext:value-type="float">
            <text:p>0.254885</text:p>
          </table:table-cell>
          <table:table-cell office:value-type="float" office:value="0.25878" calcext:value-type="float">
            <text:p>0.25878</text:p>
          </table:table-cell>
          <table:table-cell office:value-type="float" office:value="0.253617" calcext:value-type="float">
            <text:p>0.253617</text:p>
          </table:table-cell>
          <table:table-cell table:number-columns-repeated="3"/>
          <table:table-cell office:value-type="float" office:value="0.261201" calcext:value-type="float">
            <text:p>0.2612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253612" calcext:value-type="float">
            <text:p>0.253612</text:p>
          </table:table-cell>
          <table:table-cell office:value-type="float" office:value="0.253752" calcext:value-type="float">
            <text:p>0.253752</text:p>
          </table:table-cell>
          <table:table-cell office:value-type="float" office:value="0.254114" calcext:value-type="float">
            <text:p>0.254114</text:p>
          </table:table-cell>
          <table:table-cell office:value-type="float" office:value="0.253665" calcext:value-type="float">
            <text:p>0.253665</text:p>
          </table:table-cell>
          <table:table-cell table:number-columns-repeated="3"/>
          <table:table-cell office:value-type="float" office:value="0.261066" calcext:value-type="float">
            <text:p>0.26106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254776" calcext:value-type="float">
            <text:p>0.254776</text:p>
          </table:table-cell>
          <table:table-cell office:value-type="float" office:value="0.253958" calcext:value-type="float">
            <text:p>0.253958</text:p>
          </table:table-cell>
          <table:table-cell office:value-type="float" office:value="0.254124" calcext:value-type="float">
            <text:p>0.254124</text:p>
          </table:table-cell>
          <table:table-cell office:value-type="float" office:value="0.254134" calcext:value-type="float">
            <text:p>0.254134</text:p>
          </table:table-cell>
          <table:table-cell table:number-columns-repeated="3"/>
          <table:table-cell office:value-type="float" office:value="0.260933" calcext:value-type="float">
            <text:p>0.26093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253857" calcext:value-type="float">
            <text:p>0.253857</text:p>
          </table:table-cell>
          <table:table-cell office:value-type="float" office:value="0.254307" calcext:value-type="float">
            <text:p>0.254307</text:p>
          </table:table-cell>
          <table:table-cell office:value-type="float" office:value="0.255416" calcext:value-type="float">
            <text:p>0.255416</text:p>
          </table:table-cell>
          <table:table-cell office:value-type="float" office:value="0.253558" calcext:value-type="float">
            <text:p>0.253558</text:p>
          </table:table-cell>
          <table:table-cell table:number-columns-repeated="3"/>
          <table:table-cell office:value-type="float" office:value="0.260804" calcext:value-type="float">
            <text:p>0.2608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254305" calcext:value-type="float">
            <text:p>0.254305</text:p>
          </table:table-cell>
          <table:table-cell office:value-type="float" office:value="0.25545" calcext:value-type="float">
            <text:p>0.25545</text:p>
          </table:table-cell>
          <table:table-cell office:value-type="float" office:value="0.253993" calcext:value-type="float">
            <text:p>0.253993</text:p>
          </table:table-cell>
          <table:table-cell office:value-type="float" office:value="0.25356" calcext:value-type="float">
            <text:p>0.25356</text:p>
          </table:table-cell>
          <table:table-cell table:number-columns-repeated="3"/>
          <table:table-cell office:value-type="float" office:value="0.260681" calcext:value-type="float">
            <text:p>0.26068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253935" calcext:value-type="float">
            <text:p>0.253935</text:p>
          </table:table-cell>
          <table:table-cell office:value-type="float" office:value="0.254165" calcext:value-type="float">
            <text:p>0.254165</text:p>
          </table:table-cell>
          <table:table-cell office:value-type="float" office:value="0.254746" calcext:value-type="float">
            <text:p>0.254746</text:p>
          </table:table-cell>
          <table:table-cell office:value-type="float" office:value="0.253874" calcext:value-type="float">
            <text:p>0.253874</text:p>
          </table:table-cell>
          <table:table-cell table:number-columns-repeated="3"/>
          <table:table-cell office:value-type="float" office:value="0.260559" calcext:value-type="float">
            <text:p>0.26055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253758" calcext:value-type="float">
            <text:p>0.253758</text:p>
          </table:table-cell>
          <table:table-cell office:value-type="float" office:value="0.254327" calcext:value-type="float">
            <text:p>0.254327</text:p>
          </table:table-cell>
          <table:table-cell office:value-type="float" office:value="0.254945" calcext:value-type="float">
            <text:p>0.254945</text:p>
          </table:table-cell>
          <table:table-cell office:value-type="float" office:value="0.253504" calcext:value-type="float">
            <text:p>0.253504</text:p>
          </table:table-cell>
          <table:table-cell table:number-columns-repeated="3"/>
          <table:table-cell office:value-type="float" office:value="0.260438" calcext:value-type="float">
            <text:p>0.26043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25363" calcext:value-type="float">
            <text:p>0.25363</text:p>
          </table:table-cell>
          <table:table-cell office:value-type="float" office:value="0.255206" calcext:value-type="float">
            <text:p>0.255206</text:p>
          </table:table-cell>
          <table:table-cell office:value-type="float" office:value="0.254375" calcext:value-type="float">
            <text:p>0.254375</text:p>
          </table:table-cell>
          <table:table-cell office:value-type="float" office:value="0.253559" calcext:value-type="float">
            <text:p>0.253559</text:p>
          </table:table-cell>
          <table:table-cell table:number-columns-repeated="3"/>
          <table:table-cell office:value-type="float" office:value="0.260319" calcext:value-type="float">
            <text:p>0.26031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253792" calcext:value-type="float">
            <text:p>0.253792</text:p>
          </table:table-cell>
          <table:table-cell office:value-type="float" office:value="0.255682" calcext:value-type="float">
            <text:p>0.255682</text:p>
          </table:table-cell>
          <table:table-cell office:value-type="float" office:value="0.255768" calcext:value-type="float">
            <text:p>0.255768</text:p>
          </table:table-cell>
          <table:table-cell office:value-type="float" office:value="0.253494" calcext:value-type="float">
            <text:p>0.253494</text:p>
          </table:table-cell>
          <table:table-cell table:number-columns-repeated="3"/>
          <table:table-cell office:value-type="float" office:value="0.260203" calcext:value-type="float">
            <text:p>0.26020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254526" calcext:value-type="float">
            <text:p>0.254526</text:p>
          </table:table-cell>
          <table:table-cell office:value-type="float" office:value="0.253785" calcext:value-type="float">
            <text:p>0.253785</text:p>
          </table:table-cell>
          <table:table-cell office:value-type="float" office:value="0.253863" calcext:value-type="float">
            <text:p>0.253863</text:p>
          </table:table-cell>
          <table:table-cell office:value-type="float" office:value="0.253502" calcext:value-type="float">
            <text:p>0.253502</text:p>
          </table:table-cell>
          <table:table-cell table:number-columns-repeated="3"/>
          <table:table-cell office:value-type="float" office:value="0.26009" calcext:value-type="float">
            <text:p>0.2600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253617" calcext:value-type="float">
            <text:p>0.253617</text:p>
          </table:table-cell>
          <table:table-cell office:value-type="float" office:value="0.253691" calcext:value-type="float">
            <text:p>0.253691</text:p>
          </table:table-cell>
          <table:table-cell office:value-type="float" office:value="0.253925" calcext:value-type="float">
            <text:p>0.253925</text:p>
          </table:table-cell>
          <table:table-cell office:value-type="float" office:value="0.253919" calcext:value-type="float">
            <text:p>0.253919</text:p>
          </table:table-cell>
          <table:table-cell table:number-columns-repeated="3"/>
          <table:table-cell office:value-type="float" office:value="0.259979" calcext:value-type="float">
            <text:p>0.25997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253742" calcext:value-type="float">
            <text:p>0.253742</text:p>
          </table:table-cell>
          <table:table-cell office:value-type="float" office:value="0.254167" calcext:value-type="float">
            <text:p>0.254167</text:p>
          </table:table-cell>
          <table:table-cell office:value-type="float" office:value="0.254035" calcext:value-type="float">
            <text:p>0.254035</text:p>
          </table:table-cell>
          <table:table-cell office:value-type="float" office:value="0.253489" calcext:value-type="float">
            <text:p>0.253489</text:p>
          </table:table-cell>
          <table:table-cell table:number-columns-repeated="3"/>
          <table:table-cell office:value-type="float" office:value="0.259871" calcext:value-type="float">
            <text:p>0.2598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3767" calcext:value-type="float">
            <text:p>0.253767</text:p>
          </table:table-cell>
          <table:table-cell office:value-type="float" office:value="0.254691" calcext:value-type="float">
            <text:p>0.254691</text:p>
          </table:table-cell>
          <table:table-cell office:value-type="float" office:value="0.253881" calcext:value-type="float">
            <text:p>0.253881</text:p>
          </table:table-cell>
          <table:table-cell table:number-columns-repeated="3"/>
          <table:table-cell office:value-type="float" office:value="0.259766" calcext:value-type="float">
            <text:p>0.25976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253916" calcext:value-type="float">
            <text:p>0.253916</text:p>
          </table:table-cell>
          <table:table-cell office:value-type="float" office:value="0.254898" calcext:value-type="float">
            <text:p>0.254898</text:p>
          </table:table-cell>
          <table:table-cell office:value-type="float" office:value="0.253874" calcext:value-type="float">
            <text:p>0.253874</text:p>
          </table:table-cell>
          <table:table-cell office:value-type="float" office:value="0.253421" calcext:value-type="float">
            <text:p>0.253421</text:p>
          </table:table-cell>
          <table:table-cell table:number-columns-repeated="3"/>
          <table:table-cell office:value-type="float" office:value="0.259662" calcext:value-type="float">
            <text:p>0.25966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253846" calcext:value-type="float">
            <text:p>0.253846</text:p>
          </table:table-cell>
          <table:table-cell office:value-type="float" office:value="0.255283" calcext:value-type="float">
            <text:p>0.255283</text:p>
          </table:table-cell>
          <table:table-cell office:value-type="float" office:value="0.253879" calcext:value-type="float">
            <text:p>0.253879</text:p>
          </table:table-cell>
          <table:table-cell office:value-type="float" office:value="0.253404" calcext:value-type="float">
            <text:p>0.253404</text:p>
          </table:table-cell>
          <table:table-cell table:number-columns-repeated="3"/>
          <table:table-cell office:value-type="float" office:value="0.25956" calcext:value-type="float">
            <text:p>0.2595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254144" calcext:value-type="float">
            <text:p>0.254144</text:p>
          </table:table-cell>
          <table:table-cell office:value-type="float" office:value="0.25532" calcext:value-type="float">
            <text:p>0.25532</text:p>
          </table:table-cell>
          <table:table-cell office:value-type="float" office:value="0.253995" calcext:value-type="float">
            <text:p>0.253995</text:p>
          </table:table-cell>
          <table:table-cell office:value-type="float" office:value="0.253431" calcext:value-type="float">
            <text:p>0.253431</text:p>
          </table:table-cell>
          <table:table-cell table:number-columns-repeated="3"/>
          <table:table-cell office:value-type="float" office:value="0.259464" calcext:value-type="float">
            <text:p>0.2594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255179" calcext:value-type="float">
            <text:p>0.255179</text:p>
          </table:table-cell>
          <table:table-cell office:value-type="float" office:value="0.25408" calcext:value-type="float">
            <text:p>0.25408</text:p>
          </table:table-cell>
          <table:table-cell office:value-type="float" office:value="0.254008" calcext:value-type="float">
            <text:p>0.254008</text:p>
          </table:table-cell>
          <table:table-cell office:value-type="float" office:value="0.253438" calcext:value-type="float">
            <text:p>0.253438</text:p>
          </table:table-cell>
          <table:table-cell table:number-columns-repeated="3"/>
          <table:table-cell office:value-type="float" office:value="0.259368" calcext:value-type="float">
            <text:p>0.25936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254363" calcext:value-type="float">
            <text:p>0.254363</text:p>
          </table:table-cell>
          <table:table-cell office:value-type="float" office:value="0.253711" calcext:value-type="float">
            <text:p>0.253711</text:p>
          </table:table-cell>
          <table:table-cell office:value-type="float" office:value="0.254041" calcext:value-type="float">
            <text:p>0.254041</text:p>
          </table:table-cell>
          <table:table-cell office:value-type="float" office:value="0.253519" calcext:value-type="float">
            <text:p>0.253519</text:p>
          </table:table-cell>
          <table:table-cell table:number-columns-repeated="3"/>
          <table:table-cell office:value-type="float" office:value="0.259274" calcext:value-type="float">
            <text:p>0.25927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253715" calcext:value-type="float">
            <text:p>0.253715</text:p>
          </table:table-cell>
          <table:table-cell office:value-type="float" office:value="0.253711" calcext:value-type="float">
            <text:p>0.253711</text:p>
          </table:table-cell>
          <table:table-cell office:value-type="float" office:value="0.257409" calcext:value-type="float">
            <text:p>0.257409</text:p>
          </table:table-cell>
          <table:table-cell office:value-type="float" office:value="0.2534" calcext:value-type="float">
            <text:p>0.2534</text:p>
          </table:table-cell>
          <table:table-cell table:number-columns-repeated="3"/>
          <table:table-cell office:value-type="float" office:value="0.259183" calcext:value-type="float">
            <text:p>0.25918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253643" calcext:value-type="float">
            <text:p>0.253643</text:p>
          </table:table-cell>
          <table:table-cell office:value-type="float" office:value="0.255292" calcext:value-type="float">
            <text:p>0.255292</text:p>
          </table:table-cell>
          <table:table-cell office:value-type="float" office:value="0.254583" calcext:value-type="float">
            <text:p>0.254583</text:p>
          </table:table-cell>
          <table:table-cell office:value-type="float" office:value="0.253439" calcext:value-type="float">
            <text:p>0.253439</text:p>
          </table:table-cell>
          <table:table-cell table:number-columns-repeated="3"/>
          <table:table-cell office:value-type="float" office:value="0.259091" calcext:value-type="float">
            <text:p>0.25909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253576" calcext:value-type="float">
            <text:p>0.253576</text:p>
          </table:table-cell>
          <table:table-cell office:value-type="float" office:value="0.254412" calcext:value-type="float">
            <text:p>0.254412</text:p>
          </table:table-cell>
          <table:table-cell office:value-type="float" office:value="0.253893" calcext:value-type="float">
            <text:p>0.253893</text:p>
          </table:table-cell>
          <table:table-cell office:value-type="float" office:value="0.253373" calcext:value-type="float">
            <text:p>0.253373</text:p>
          </table:table-cell>
          <table:table-cell table:number-columns-repeated="3"/>
          <table:table-cell office:value-type="float" office:value="0.259002" calcext:value-type="float">
            <text:p>0.25900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253692" calcext:value-type="float">
            <text:p>0.253692</text:p>
          </table:table-cell>
          <table:table-cell office:value-type="float" office:value="0.255067" calcext:value-type="float">
            <text:p>0.255067</text:p>
          </table:table-cell>
          <table:table-cell office:value-type="float" office:value="0.253922" calcext:value-type="float">
            <text:p>0.253922</text:p>
          </table:table-cell>
          <table:table-cell office:value-type="float" office:value="0.253657" calcext:value-type="float">
            <text:p>0.253657</text:p>
          </table:table-cell>
          <table:table-cell table:number-columns-repeated="3"/>
          <table:table-cell office:value-type="float" office:value="0.258917" calcext:value-type="float">
            <text:p>0.25891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253673" calcext:value-type="float">
            <text:p>0.253673</text:p>
          </table:table-cell>
          <table:table-cell office:value-type="float" office:value="0.253682" calcext:value-type="float">
            <text:p>0.253682</text:p>
          </table:table-cell>
          <table:table-cell office:value-type="float" office:value="0.255101" calcext:value-type="float">
            <text:p>0.255101</text:p>
          </table:table-cell>
          <table:table-cell office:value-type="float" office:value="0.253653" calcext:value-type="float">
            <text:p>0.253653</text:p>
          </table:table-cell>
          <table:table-cell table:number-columns-repeated="3"/>
          <table:table-cell office:value-type="float" office:value="0.258836" calcext:value-type="float">
            <text:p>0.2588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253612" calcext:value-type="float">
            <text:p>0.253612</text:p>
          </table:table-cell>
          <table:table-cell office:value-type="float" office:value="0.255898" calcext:value-type="float">
            <text:p>0.255898</text:p>
          </table:table-cell>
          <table:table-cell office:value-type="float" office:value="0.254196" calcext:value-type="float">
            <text:p>0.254196</text:p>
          </table:table-cell>
          <table:table-cell office:value-type="float" office:value="0.253391" calcext:value-type="float">
            <text:p>0.253391</text:p>
          </table:table-cell>
          <table:table-cell table:number-columns-repeated="3"/>
          <table:table-cell office:value-type="float" office:value="0.258757" calcext:value-type="float">
            <text:p>0.25875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253586" calcext:value-type="float">
            <text:p>0.253586</text:p>
          </table:table-cell>
          <table:table-cell office:value-type="float" office:value="0.254357" calcext:value-type="float">
            <text:p>0.254357</text:p>
          </table:table-cell>
          <table:table-cell office:value-type="float" office:value="0.254515" calcext:value-type="float">
            <text:p>0.254515</text:p>
          </table:table-cell>
          <table:table-cell office:value-type="float" office:value="0.253353" calcext:value-type="float">
            <text:p>0.253353</text:p>
          </table:table-cell>
          <table:table-cell table:number-columns-repeated="3"/>
          <table:table-cell office:value-type="float" office:value="0.258679" calcext:value-type="float">
            <text:p>0.25867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254762" calcext:value-type="float">
            <text:p>0.254762</text:p>
          </table:table-cell>
          <table:table-cell office:value-type="float" office:value="0.253945" calcext:value-type="float">
            <text:p>0.253945</text:p>
          </table:table-cell>
          <table:table-cell office:value-type="float" office:value="0.254629" calcext:value-type="float">
            <text:p>0.254629</text:p>
          </table:table-cell>
          <table:table-cell office:value-type="float" office:value="0.253391" calcext:value-type="float">
            <text:p>0.253391</text:p>
          </table:table-cell>
          <table:table-cell table:number-columns-repeated="3"/>
          <table:table-cell office:value-type="float" office:value="0.2586" calcext:value-type="float">
            <text:p>0.258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253501" calcext:value-type="float">
            <text:p>0.253501</text:p>
          </table:table-cell>
          <table:table-cell office:value-type="float" office:value="0.254928" calcext:value-type="float">
            <text:p>0.254928</text:p>
          </table:table-cell>
          <table:table-cell office:value-type="float" office:value="0.255264" calcext:value-type="float">
            <text:p>0.255264</text:p>
          </table:table-cell>
          <table:table-cell office:value-type="float" office:value="0.253405" calcext:value-type="float">
            <text:p>0.253405</text:p>
          </table:table-cell>
          <table:table-cell table:number-columns-repeated="3"/>
          <table:table-cell office:value-type="float" office:value="0.258522" calcext:value-type="float">
            <text:p>0.25852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253697" calcext:value-type="float">
            <text:p>0.253697</text:p>
          </table:table-cell>
          <table:table-cell office:value-type="float" office:value="0.255704" calcext:value-type="float">
            <text:p>0.255704</text:p>
          </table:table-cell>
          <table:table-cell office:value-type="float" office:value="0.253985" calcext:value-type="float">
            <text:p>0.253985</text:p>
          </table:table-cell>
          <table:table-cell office:value-type="float" office:value="0.253336" calcext:value-type="float">
            <text:p>0.253336</text:p>
          </table:table-cell>
          <table:table-cell table:number-columns-repeated="3"/>
          <table:table-cell office:value-type="float" office:value="0.258447" calcext:value-type="float">
            <text:p>0.25844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255852" calcext:value-type="float">
            <text:p>0.255852</text:p>
          </table:table-cell>
          <table:table-cell office:value-type="float" office:value="0.253847" calcext:value-type="float">
            <text:p>0.253847</text:p>
          </table:table-cell>
          <table:table-cell office:value-type="float" office:value="0.254201" calcext:value-type="float">
            <text:p>0.254201</text:p>
          </table:table-cell>
          <table:table-cell office:value-type="float" office:value="0.253447" calcext:value-type="float">
            <text:p>0.253447</text:p>
          </table:table-cell>
          <table:table-cell table:number-columns-repeated="3"/>
          <table:table-cell office:value-type="float" office:value="0.258372" calcext:value-type="float">
            <text:p>0.25837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253847" calcext:value-type="float">
            <text:p>0.253847</text:p>
          </table:table-cell>
          <table:table-cell office:value-type="float" office:value="0.254134" calcext:value-type="float">
            <text:p>0.254134</text:p>
          </table:table-cell>
          <table:table-cell office:value-type="float" office:value="0.254087" calcext:value-type="float">
            <text:p>0.254087</text:p>
          </table:table-cell>
          <table:table-cell office:value-type="float" office:value="0.253378" calcext:value-type="float">
            <text:p>0.253378</text:p>
          </table:table-cell>
          <table:table-cell table:number-columns-repeated="3"/>
          <table:table-cell office:value-type="float" office:value="0.2583" calcext:value-type="float">
            <text:p>0.258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253777" calcext:value-type="float">
            <text:p>0.253777</text:p>
          </table:table-cell>
          <table:table-cell office:value-type="float" office:value="0.25492" calcext:value-type="float">
            <text:p>0.25492</text:p>
          </table:table-cell>
          <table:table-cell office:value-type="float" office:value="0.253874" calcext:value-type="float">
            <text:p>0.253874</text:p>
          </table:table-cell>
          <table:table-cell office:value-type="float" office:value="0.253329" calcext:value-type="float">
            <text:p>0.253329</text:p>
          </table:table-cell>
          <table:table-cell table:number-columns-repeated="3"/>
          <table:table-cell office:value-type="float" office:value="0.258227" calcext:value-type="float">
            <text:p>0.25822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253567" calcext:value-type="float">
            <text:p>0.253567</text:p>
          </table:table-cell>
          <table:table-cell office:value-type="float" office:value="0.254042" calcext:value-type="float">
            <text:p>0.254042</text:p>
          </table:table-cell>
          <table:table-cell office:value-type="float" office:value="0.253922" calcext:value-type="float">
            <text:p>0.253922</text:p>
          </table:table-cell>
          <table:table-cell office:value-type="float" office:value="0.253348" calcext:value-type="float">
            <text:p>0.253348</text:p>
          </table:table-cell>
          <table:table-cell table:number-columns-repeated="3"/>
          <table:table-cell office:value-type="float" office:value="0.258156" calcext:value-type="float">
            <text:p>0.25815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253796" calcext:value-type="float">
            <text:p>0.253796</text:p>
          </table:table-cell>
          <table:table-cell office:value-type="float" office:value="0.255398" calcext:value-type="float">
            <text:p>0.255398</text:p>
          </table:table-cell>
          <table:table-cell office:value-type="float" office:value="0.254215" calcext:value-type="float">
            <text:p>0.254215</text:p>
          </table:table-cell>
          <table:table-cell office:value-type="float" office:value="0.253383" calcext:value-type="float">
            <text:p>0.253383</text:p>
          </table:table-cell>
          <table:table-cell table:number-columns-repeated="3"/>
          <table:table-cell office:value-type="float" office:value="0.258087" calcext:value-type="float">
            <text:p>0.25808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253588" calcext:value-type="float">
            <text:p>0.253588</text:p>
          </table:table-cell>
          <table:table-cell office:value-type="float" office:value="0.253901" calcext:value-type="float">
            <text:p>0.253901</text:p>
          </table:table-cell>
          <table:table-cell office:value-type="float" office:value="0.254243" calcext:value-type="float">
            <text:p>0.254243</text:p>
          </table:table-cell>
          <table:table-cell office:value-type="float" office:value="0.253384" calcext:value-type="float">
            <text:p>0.253384</text:p>
          </table:table-cell>
          <table:table-cell table:number-columns-repeated="3"/>
          <table:table-cell office:value-type="float" office:value="0.258017" calcext:value-type="float">
            <text:p>0.25801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253638" calcext:value-type="float">
            <text:p>0.253638</text:p>
          </table:table-cell>
          <table:table-cell office:value-type="float" office:value="0.255966" calcext:value-type="float">
            <text:p>0.255966</text:p>
          </table:table-cell>
          <table:table-cell office:value-type="float" office:value="0.255647" calcext:value-type="float">
            <text:p>0.255647</text:p>
          </table:table-cell>
          <table:table-cell office:value-type="float" office:value="0.253638" calcext:value-type="float">
            <text:p>0.253638</text:p>
          </table:table-cell>
          <table:table-cell table:number-columns-repeated="3"/>
          <table:table-cell office:value-type="float" office:value="0.257952" calcext:value-type="float">
            <text:p>0.25795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253759" calcext:value-type="float">
            <text:p>0.253759</text:p>
          </table:table-cell>
          <table:table-cell office:value-type="float" office:value="0.253835" calcext:value-type="float">
            <text:p>0.253835</text:p>
          </table:table-cell>
          <table:table-cell office:value-type="float" office:value="0.255791" calcext:value-type="float">
            <text:p>0.255791</text:p>
          </table:table-cell>
          <table:table-cell office:value-type="float" office:value="0.253293" calcext:value-type="float">
            <text:p>0.253293</text:p>
          </table:table-cell>
          <table:table-cell table:number-columns-repeated="3"/>
          <table:table-cell office:value-type="float" office:value="0.257888" calcext:value-type="float">
            <text:p>0.25788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25373" calcext:value-type="float">
            <text:p>0.25373</text:p>
          </table:table-cell>
          <table:table-cell office:value-type="float" office:value="0.25385" calcext:value-type="float">
            <text:p>0.25385</text:p>
          </table:table-cell>
          <table:table-cell office:value-type="float" office:value="0.254313" calcext:value-type="float">
            <text:p>0.254313</text:p>
          </table:table-cell>
          <table:table-cell office:value-type="float" office:value="0.253282" calcext:value-type="float">
            <text:p>0.253282</text:p>
          </table:table-cell>
          <table:table-cell table:number-columns-repeated="3"/>
          <table:table-cell office:value-type="float" office:value="0.257825" calcext:value-type="float">
            <text:p>0.2578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253549" calcext:value-type="float">
            <text:p>0.253549</text:p>
          </table:table-cell>
          <table:table-cell office:value-type="float" office:value="0.253616" calcext:value-type="float">
            <text:p>0.253616</text:p>
          </table:table-cell>
          <table:table-cell office:value-type="float" office:value="0.25529" calcext:value-type="float">
            <text:p>0.25529</text:p>
          </table:table-cell>
          <table:table-cell office:value-type="float" office:value="0.253291" calcext:value-type="float">
            <text:p>0.253291</text:p>
          </table:table-cell>
          <table:table-cell table:number-columns-repeated="3"/>
          <table:table-cell office:value-type="float" office:value="0.257764" calcext:value-type="float">
            <text:p>0.2577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253876" calcext:value-type="float">
            <text:p>0.253876</text:p>
          </table:table-cell>
          <table:table-cell office:value-type="float" office:value="0.253756" calcext:value-type="float">
            <text:p>0.253756</text:p>
          </table:table-cell>
          <table:table-cell office:value-type="float" office:value="0.255493" calcext:value-type="float">
            <text:p>0.255493</text:p>
          </table:table-cell>
          <table:table-cell office:value-type="float" office:value="0.253357" calcext:value-type="float">
            <text:p>0.253357</text:p>
          </table:table-cell>
          <table:table-cell table:number-columns-repeated="3"/>
          <table:table-cell office:value-type="float" office:value="0.257703" calcext:value-type="float">
            <text:p>0.25770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254426" calcext:value-type="float">
            <text:p>0.254426</text:p>
          </table:table-cell>
          <table:table-cell office:value-type="float" office:value="0.253649" calcext:value-type="float">
            <text:p>0.253649</text:p>
          </table:table-cell>
          <table:table-cell office:value-type="float" office:value="0.254803" calcext:value-type="float">
            <text:p>0.254803</text:p>
          </table:table-cell>
          <table:table-cell office:value-type="float" office:value="0.2533" calcext:value-type="float">
            <text:p>0.2533</text:p>
          </table:table-cell>
          <table:table-cell table:number-columns-repeated="3"/>
          <table:table-cell office:value-type="float" office:value="0.257641" calcext:value-type="float">
            <text:p>0.25764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253612" calcext:value-type="float">
            <text:p>0.253612</text:p>
          </table:table-cell>
          <table:table-cell office:value-type="float" office:value="0.254795" calcext:value-type="float">
            <text:p>0.254795</text:p>
          </table:table-cell>
          <table:table-cell office:value-type="float" office:value="0.253962" calcext:value-type="float">
            <text:p>0.253962</text:p>
          </table:table-cell>
          <table:table-cell office:value-type="float" office:value="0.253295" calcext:value-type="float">
            <text:p>0.253295</text:p>
          </table:table-cell>
          <table:table-cell table:number-columns-repeated="3"/>
          <table:table-cell office:value-type="float" office:value="0.25758" calcext:value-type="float">
            <text:p>0.25758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mbda 0.00001" table:style-name="ta1">
        <table:shapes>
          <draw:frame draw:z-index="0" draw:style-name="gr1" draw:text-style-name="P1" svg:width="860.4pt" svg:height="611.23pt" svg:x="863.55pt" svg:y="21.32pt">
            <loext:p draw:notify-on-update-of-ranges="'lambda 0.00001'.K3:'lambda 0.00001'.K23 'lambda 0.00001'.D3:'lambda 0.00001'.D23 'lambda 0.00001'.E3:'lambda 0.00001'.E23 'lambda 0.00001'.F3:'lambda 0.00001'.F23 'lambda 0.00001'.G3:'lambda 0.00001'.G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L1 regularizatio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2"/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string" calcext:value-type="string">
            <text:p>NumSamples</text:p>
          </table:table-cell>
        </table:table-row>
        <table:table-row table:style-name="ro1">
          <table:table-cell table:style-name="ce2" office:value-type="string" calcext:value-type="string">
            <text:p>Lambda = 0.00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"/>
          <table:table-cell table:style-name="ce1"/>
          <table:table-cell table:style-name="ce1" office:value-type="string" calcext:value-type="string">
            <text:p>SCD learning rate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number-columns-repeated="4" table:style-name="ce2" office:value-type="float" office:value="0.691097" calcext:value-type="float">
            <text:p>0.691097</text:p>
          </table:table-cell>
          <table:table-cell table:number-columns-repeated="3"/>
          <table:table-cell table:style-name="ce2" office:value-type="float" office:value="0.691097" calcext:value-type="float">
            <text:p>0.691097</text:p>
          </table:table-cell>
        </table:table-row>
        <table:table-row table:style-name="ro1">
          <table:table-cell table:number-columns-repeated="3"/>
          <table:table-cell office:value-type="float" office:value="0.139046" calcext:value-type="float">
            <text:p>0.139046</text:p>
          </table:table-cell>
          <table:table-cell office:value-type="float" office:value="0.135385" calcext:value-type="float">
            <text:p>0.135385</text:p>
          </table:table-cell>
          <table:table-cell office:value-type="float" office:value="0.131885" calcext:value-type="float">
            <text:p>0.131885</text:p>
          </table:table-cell>
          <table:table-cell office:value-type="float" office:value="0.17971" calcext:value-type="float">
            <text:p>0.17971</text:p>
          </table:table-cell>
          <table:table-cell table:number-columns-repeated="3"/>
          <table:table-cell office:value-type="float" office:value="0.286231" calcext:value-type="float">
            <text:p>0.286231</text:p>
          </table:table-cell>
        </table:table-row>
        <table:table-row table:style-name="ro1">
          <table:table-cell table:number-columns-repeated="3"/>
          <table:table-cell office:value-type="float" office:value="0.128259" calcext:value-type="float">
            <text:p>0.128259</text:p>
          </table:table-cell>
          <table:table-cell office:value-type="float" office:value="0.125934" calcext:value-type="float">
            <text:p>0.125934</text:p>
          </table:table-cell>
          <table:table-cell office:value-type="float" office:value="0.123238" calcext:value-type="float">
            <text:p>0.123238</text:p>
          </table:table-cell>
          <table:table-cell office:value-type="float" office:value="0.159319" calcext:value-type="float">
            <text:p>0.159319</text:p>
          </table:table-cell>
          <table:table-cell table:number-columns-repeated="3"/>
          <table:table-cell office:value-type="float" office:value="0.233868" calcext:value-type="float">
            <text:p>0.233868</text:p>
          </table:table-cell>
        </table:table-row>
        <table:table-row table:style-name="ro1">
          <table:table-cell table:number-columns-repeated="3"/>
          <table:table-cell office:value-type="float" office:value="0.123201" calcext:value-type="float">
            <text:p>0.123201</text:p>
          </table:table-cell>
          <table:table-cell office:value-type="float" office:value="0.12077" calcext:value-type="float">
            <text:p>0.12077</text:p>
          </table:table-cell>
          <table:table-cell office:value-type="float" office:value="0.119051" calcext:value-type="float">
            <text:p>0.119051</text:p>
          </table:table-cell>
          <table:table-cell office:value-type="float" office:value="0.149821" calcext:value-type="float">
            <text:p>0.149821</text:p>
          </table:table-cell>
          <table:table-cell table:number-columns-repeated="3"/>
          <table:table-cell office:value-type="float" office:value="0.211251" calcext:value-type="float">
            <text:p>0.211251</text:p>
          </table:table-cell>
        </table:table-row>
        <table:table-row table:style-name="ro1">
          <table:table-cell table:number-columns-repeated="3"/>
          <table:table-cell office:value-type="float" office:value="0.12082" calcext:value-type="float">
            <text:p>0.12082</text:p>
          </table:table-cell>
          <table:table-cell office:value-type="float" office:value="0.117749" calcext:value-type="float">
            <text:p>0.117749</text:p>
          </table:table-cell>
          <table:table-cell office:value-type="float" office:value="0.116107" calcext:value-type="float">
            <text:p>0.116107</text:p>
          </table:table-cell>
          <table:table-cell office:value-type="float" office:value="0.143705" calcext:value-type="float">
            <text:p>0.143705</text:p>
          </table:table-cell>
          <table:table-cell table:number-columns-repeated="3"/>
          <table:table-cell office:value-type="float" office:value="0.197899" calcext:value-type="float">
            <text:p>0.197899</text:p>
          </table:table-cell>
        </table:table-row>
        <table:table-row table:style-name="ro1">
          <table:table-cell table:number-columns-repeated="3"/>
          <table:table-cell office:value-type="float" office:value="0.117926" calcext:value-type="float">
            <text:p>0.117926</text:p>
          </table:table-cell>
          <table:table-cell office:value-type="float" office:value="0.115936" calcext:value-type="float">
            <text:p>0.115936</text:p>
          </table:table-cell>
          <table:table-cell office:value-type="float" office:value="0.113928" calcext:value-type="float">
            <text:p>0.113928</text:p>
          </table:table-cell>
          <table:table-cell office:value-type="float" office:value="0.140158" calcext:value-type="float">
            <text:p>0.140158</text:p>
          </table:table-cell>
          <table:table-cell table:number-columns-repeated="3"/>
          <table:table-cell office:value-type="float" office:value="0.18879" calcext:value-type="float">
            <text:p>0.18879</text:p>
          </table:table-cell>
        </table:table-row>
        <table:table-row table:style-name="ro1">
          <table:table-cell table:number-columns-repeated="3"/>
          <table:table-cell office:value-type="float" office:value="0.116531" calcext:value-type="float">
            <text:p>0.116531</text:p>
          </table:table-cell>
          <table:table-cell office:value-type="float" office:value="0.114048" calcext:value-type="float">
            <text:p>0.114048</text:p>
          </table:table-cell>
          <table:table-cell office:value-type="float" office:value="0.112279" calcext:value-type="float">
            <text:p>0.112279</text:p>
          </table:table-cell>
          <table:table-cell office:value-type="float" office:value="0.136464" calcext:value-type="float">
            <text:p>0.136464</text:p>
          </table:table-cell>
          <table:table-cell table:number-columns-repeated="3"/>
          <table:table-cell office:value-type="float" office:value="0.182036" calcext:value-type="float">
            <text:p>0.182036</text:p>
          </table:table-cell>
        </table:table-row>
        <table:table-row table:style-name="ro1">
          <table:table-cell table:number-columns-repeated="3"/>
          <table:table-cell office:value-type="float" office:value="0.114641" calcext:value-type="float">
            <text:p>0.114641</text:p>
          </table:table-cell>
          <table:table-cell office:value-type="float" office:value="0.112778" calcext:value-type="float">
            <text:p>0.112778</text:p>
          </table:table-cell>
          <table:table-cell office:value-type="float" office:value="0.113758" calcext:value-type="float">
            <text:p>0.113758</text:p>
          </table:table-cell>
          <table:table-cell office:value-type="float" office:value="0.134098" calcext:value-type="float">
            <text:p>0.134098</text:p>
          </table:table-cell>
          <table:table-cell table:number-columns-repeated="3"/>
          <table:table-cell office:value-type="float" office:value="0.176754" calcext:value-type="float">
            <text:p>0.176754</text:p>
          </table:table-cell>
        </table:table-row>
        <table:table-row table:style-name="ro1">
          <table:table-cell table:number-columns-repeated="3"/>
          <table:table-cell office:value-type="float" office:value="0.113391" calcext:value-type="float">
            <text:p>0.113391</text:p>
          </table:table-cell>
          <table:table-cell office:value-type="float" office:value="0.111674" calcext:value-type="float">
            <text:p>0.111674</text:p>
          </table:table-cell>
          <table:table-cell office:value-type="float" office:value="0.110236" calcext:value-type="float">
            <text:p>0.110236</text:p>
          </table:table-cell>
          <table:table-cell office:value-type="float" office:value="0.131917" calcext:value-type="float">
            <text:p>0.131917</text:p>
          </table:table-cell>
          <table:table-cell table:number-columns-repeated="3"/>
          <table:table-cell office:value-type="float" office:value="0.17246" calcext:value-type="float">
            <text:p>0.17246</text:p>
          </table:table-cell>
        </table:table-row>
        <table:table-row table:style-name="ro1">
          <table:table-cell table:number-columns-repeated="3"/>
          <table:table-cell office:value-type="float" office:value="0.112473" calcext:value-type="float">
            <text:p>0.112473</text:p>
          </table:table-cell>
          <table:table-cell office:value-type="float" office:value="0.110767" calcext:value-type="float">
            <text:p>0.110767</text:p>
          </table:table-cell>
          <table:table-cell office:value-type="float" office:value="0.109806" calcext:value-type="float">
            <text:p>0.109806</text:p>
          </table:table-cell>
          <table:table-cell office:value-type="float" office:value="0.130215" calcext:value-type="float">
            <text:p>0.130215</text:p>
          </table:table-cell>
          <table:table-cell table:number-columns-repeated="3"/>
          <table:table-cell office:value-type="float" office:value="0.168869" calcext:value-type="float">
            <text:p>0.168869</text:p>
          </table:table-cell>
        </table:table-row>
        <table:table-row table:style-name="ro1">
          <table:table-cell table:number-columns-repeated="3"/>
          <table:table-cell office:value-type="float" office:value="0.111654" calcext:value-type="float">
            <text:p>0.111654</text:p>
          </table:table-cell>
          <table:table-cell office:value-type="float" office:value="0.109969" calcext:value-type="float">
            <text:p>0.109969</text:p>
          </table:table-cell>
          <table:table-cell office:value-type="float" office:value="0.108984" calcext:value-type="float">
            <text:p>0.108984</text:p>
          </table:table-cell>
          <table:table-cell office:value-type="float" office:value="0.128654" calcext:value-type="float">
            <text:p>0.128654</text:p>
          </table:table-cell>
          <table:table-cell table:number-columns-repeated="3"/>
          <table:table-cell office:value-type="float" office:value="0.165809" calcext:value-type="float">
            <text:p>0.165809</text:p>
          </table:table-cell>
        </table:table-row>
        <table:table-row table:style-name="ro1">
          <table:table-cell table:number-columns-repeated="3"/>
          <table:table-cell office:value-type="float" office:value="0.11105" calcext:value-type="float">
            <text:p>0.11105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108408" calcext:value-type="float">
            <text:p>0.108408</text:p>
          </table:table-cell>
          <table:table-cell office:value-type="float" office:value="0.127508" calcext:value-type="float">
            <text:p>0.127508</text:p>
          </table:table-cell>
          <table:table-cell table:number-columns-repeated="3"/>
          <table:table-cell office:value-type="float" office:value="0.163157" calcext:value-type="float">
            <text:p>0.163157</text:p>
          </table:table-cell>
        </table:table-row>
        <table:table-row table:style-name="ro1">
          <table:table-cell table:number-columns-repeated="3"/>
          <table:table-cell office:value-type="float" office:value="0.11038" calcext:value-type="float">
            <text:p>0.11038</text:p>
          </table:table-cell>
          <table:table-cell office:value-type="float" office:value="0.109027" calcext:value-type="float">
            <text:p>0.109027</text:p>
          </table:table-cell>
          <table:table-cell office:value-type="float" office:value="0.107574" calcext:value-type="float">
            <text:p>0.107574</text:p>
          </table:table-cell>
          <table:table-cell office:value-type="float" office:value="0.126292" calcext:value-type="float">
            <text:p>0.126292</text:p>
          </table:table-cell>
          <table:table-cell table:number-columns-repeated="3"/>
          <table:table-cell office:value-type="float" office:value="0.160825" calcext:value-type="float">
            <text:p>0.160825</text:p>
          </table:table-cell>
        </table:table-row>
        <table:table-row table:style-name="ro1">
          <table:table-cell table:number-columns-repeated="3"/>
          <table:table-cell office:value-type="float" office:value="0.109845" calcext:value-type="float">
            <text:p>0.109845</text:p>
          </table:table-cell>
          <table:table-cell office:value-type="float" office:value="0.108126" calcext:value-type="float">
            <text:p>0.108126</text:p>
          </table:table-cell>
          <table:table-cell office:value-type="float" office:value="0.106798" calcext:value-type="float">
            <text:p>0.106798</text:p>
          </table:table-cell>
          <table:table-cell office:value-type="float" office:value="0.125204" calcext:value-type="float">
            <text:p>0.125204</text:p>
          </table:table-cell>
          <table:table-cell table:number-columns-repeated="3"/>
          <table:table-cell office:value-type="float" office:value="0.15875" calcext:value-type="float">
            <text:p>0.15875</text:p>
          </table:table-cell>
        </table:table-row>
        <table:table-row table:style-name="ro1">
          <table:table-cell table:number-columns-repeated="3"/>
          <table:table-cell office:value-type="float" office:value="0.109084" calcext:value-type="float">
            <text:p>0.109084</text:p>
          </table:table-cell>
          <table:table-cell office:value-type="float" office:value="0.107905" calcext:value-type="float">
            <text:p>0.107905</text:p>
          </table:table-cell>
          <table:table-cell office:value-type="float" office:value="0.107225" calcext:value-type="float">
            <text:p>0.107225</text:p>
          </table:table-cell>
          <table:table-cell office:value-type="float" office:value="0.124344" calcext:value-type="float">
            <text:p>0.124344</text:p>
          </table:table-cell>
          <table:table-cell table:number-columns-repeated="3"/>
          <table:table-cell office:value-type="float" office:value="0.15689" calcext:value-type="float">
            <text:p>0.15689</text:p>
          </table:table-cell>
        </table:table-row>
        <table:table-row table:style-name="ro1">
          <table:table-cell table:number-columns-repeated="3"/>
          <table:table-cell office:value-type="float" office:value="0.109137" calcext:value-type="float">
            <text:p>0.109137</text:p>
          </table:table-cell>
          <table:table-cell office:value-type="float" office:value="0.107239" calcext:value-type="float">
            <text:p>0.10723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3571" calcext:value-type="float">
            <text:p>0.123571</text:p>
          </table:table-cell>
          <table:table-cell table:number-columns-repeated="3"/>
          <table:table-cell office:value-type="float" office:value="0.15521" calcext:value-type="float">
            <text:p>0.15521</text:p>
          </table:table-cell>
        </table:table-row>
        <table:table-row table:style-name="ro1">
          <table:table-cell table:number-columns-repeated="3"/>
          <table:table-cell office:value-type="float" office:value="0.108173" calcext:value-type="float">
            <text:p>0.108173</text:p>
          </table:table-cell>
          <table:table-cell office:value-type="float" office:value="0.107065" calcext:value-type="float">
            <text:p>0.107065</text:p>
          </table:table-cell>
          <table:table-cell office:value-type="float" office:value="0.105646" calcext:value-type="float">
            <text:p>0.105646</text:p>
          </table:table-cell>
          <table:table-cell office:value-type="float" office:value="0.122701" calcext:value-type="float">
            <text:p>0.122701</text:p>
          </table:table-cell>
          <table:table-cell table:number-columns-repeated="3"/>
          <table:table-cell office:value-type="float" office:value="0.153679" calcext:value-type="float">
            <text:p>0.153679</text:p>
          </table:table-cell>
        </table:table-row>
        <table:table-row table:style-name="ro1">
          <table:table-cell table:number-columns-repeated="3"/>
          <table:table-cell office:value-type="float" office:value="0.108292" calcext:value-type="float">
            <text:p>0.108292</text:p>
          </table:table-cell>
          <table:table-cell office:value-type="float" office:value="0.106729" calcext:value-type="float">
            <text:p>0.106729</text:p>
          </table:table-cell>
          <table:table-cell office:value-type="float" office:value="0.105794" calcext:value-type="float">
            <text:p>0.105794</text:p>
          </table:table-cell>
          <table:table-cell office:value-type="float" office:value="0.122098" calcext:value-type="float">
            <text:p>0.122098</text:p>
          </table:table-cell>
          <table:table-cell table:number-columns-repeated="3"/>
          <table:table-cell office:value-type="float" office:value="0.152277" calcext:value-type="float">
            <text:p>0.152277</text:p>
          </table:table-cell>
        </table:table-row>
        <table:table-row table:style-name="ro1">
          <table:table-cell table:number-columns-repeated="3"/>
          <table:table-cell office:value-type="float" office:value="0.107854" calcext:value-type="float">
            <text:p>0.107854</text:p>
          </table:table-cell>
          <table:table-cell office:value-type="float" office:value="0.106485" calcext:value-type="float">
            <text:p>0.106485</text:p>
          </table:table-cell>
          <table:table-cell office:value-type="float" office:value="0.105697" calcext:value-type="float">
            <text:p>0.105697</text:p>
          </table:table-cell>
          <table:table-cell office:value-type="float" office:value="0.12136" calcext:value-type="float">
            <text:p>0.12136</text:p>
          </table:table-cell>
          <table:table-cell table:number-columns-repeated="3"/>
          <table:table-cell office:value-type="float" office:value="0.150987" calcext:value-type="float">
            <text:p>0.150987</text:p>
          </table:table-cell>
        </table:table-row>
        <table:table-row table:style-name="ro1">
          <table:table-cell table:number-columns-repeated="3"/>
          <table:table-cell office:value-type="float" office:value="0.10712" calcext:value-type="float">
            <text:p>0.10712</text:p>
          </table:table-cell>
          <table:table-cell office:value-type="float" office:value="0.105817" calcext:value-type="float">
            <text:p>0.105817</text:p>
          </table:table-cell>
          <table:table-cell office:value-type="float" office:value="0.105969" calcext:value-type="float">
            <text:p>0.105969</text:p>
          </table:table-cell>
          <table:table-cell office:value-type="float" office:value="0.120753" calcext:value-type="float">
            <text:p>0.120753</text:p>
          </table:table-cell>
          <table:table-cell table:number-columns-repeated="3"/>
          <table:table-cell office:value-type="float" office:value="0.149793" calcext:value-type="float">
            <text:p>0.149793</text:p>
          </table:table-cell>
        </table:table-row>
        <table:table-row table:style-name="ro1">
          <table:table-cell table:number-columns-repeated="3"/>
          <table:table-cell office:value-type="float" office:value="0.107486" calcext:value-type="float">
            <text:p>0.107486</text:p>
          </table:table-cell>
          <table:table-cell office:value-type="float" office:value="0.106197" calcext:value-type="float">
            <text:p>0.106197</text:p>
          </table:table-cell>
          <table:table-cell office:value-type="float" office:value="0.10503" calcext:value-type="float">
            <text:p>0.10503</text:p>
          </table:table-cell>
          <table:table-cell office:value-type="float" office:value="0.120242" calcext:value-type="float">
            <text:p>0.120242</text:p>
          </table:table-cell>
          <table:table-cell table:number-columns-repeated="3"/>
          <table:table-cell office:value-type="float" office:value="0.148685" calcext:value-type="float">
            <text:p>0.148685</text:p>
          </table:table-cell>
        </table:table-row>
        <table:table-row table:style-name="ro1">
          <table:table-cell table:number-columns-repeated="10"/>
          <table:table-cell office:value-type="float" office:value="0.147652" calcext:value-type="float">
            <text:p>0.147652</text:p>
          </table:table-cell>
        </table:table-row>
        <table:table-row table:style-name="ro1">
          <table:table-cell table:number-columns-repeated="10"/>
          <table:table-cell office:value-type="float" office:value="0.146681" calcext:value-type="float">
            <text:p>0.146681</text:p>
          </table:table-cell>
        </table:table-row>
        <table:table-row table:style-name="ro1">
          <table:table-cell table:number-columns-repeated="10"/>
          <table:table-cell office:value-type="float" office:value="0.145775" calcext:value-type="float">
            <text:p>0.145775</text:p>
          </table:table-cell>
        </table:table-row>
        <table:table-row table:style-name="ro1">
          <table:table-cell table:number-columns-repeated="10"/>
          <table:table-cell office:value-type="float" office:value="0.14492" calcext:value-type="float">
            <text:p>0.14492</text:p>
          </table:table-cell>
        </table:table-row>
        <table:table-row table:style-name="ro1">
          <table:table-cell table:number-columns-repeated="10"/>
          <table:table-cell office:value-type="float" office:value="0.144112" calcext:value-type="float">
            <text:p>0.144112</text:p>
          </table:table-cell>
        </table:table-row>
        <table:table-row table:style-name="ro1">
          <table:table-cell table:number-columns-repeated="10"/>
          <table:table-cell office:value-type="float" office:value="0.143351" calcext:value-type="float">
            <text:p>0.143351</text:p>
          </table:table-cell>
        </table:table-row>
        <table:table-row table:style-name="ro1">
          <table:table-cell table:number-columns-repeated="10"/>
          <table:table-cell office:value-type="float" office:value="0.142629" calcext:value-type="float">
            <text:p>0.142629</text:p>
          </table:table-cell>
        </table:table-row>
        <table:table-row table:style-name="ro1">
          <table:table-cell table:number-columns-repeated="10"/>
          <table:table-cell office:value-type="float" office:value="0.141943" calcext:value-type="float">
            <text:p>0.141943</text:p>
          </table:table-cell>
        </table:table-row>
        <table:table-row table:style-name="ro1">
          <table:table-cell table:number-columns-repeated="10"/>
          <table:table-cell office:value-type="float" office:value="0.141291" calcext:value-type="float">
            <text:p>0.141291</text:p>
          </table:table-cell>
        </table:table-row>
        <table:table-row table:style-name="ro1">
          <table:table-cell table:number-columns-repeated="10"/>
          <table:table-cell office:value-type="float" office:value="0.140667" calcext:value-type="float">
            <text:p>0.140667</text:p>
          </table:table-cell>
        </table:table-row>
        <table:table-row table:style-name="ro1">
          <table:table-cell table:number-columns-repeated="10"/>
          <table:table-cell office:value-type="float" office:value="0.140071" calcext:value-type="float">
            <text:p>0.140071</text:p>
          </table:table-cell>
        </table:table-row>
        <table:table-row table:style-name="ro1">
          <table:table-cell table:number-columns-repeated="10"/>
          <table:table-cell office:value-type="float" office:value="0.139505" calcext:value-type="float">
            <text:p>0.139505</text:p>
          </table:table-cell>
        </table:table-row>
        <table:table-row table:style-name="ro1">
          <table:table-cell table:number-columns-repeated="10"/>
          <table:table-cell office:value-type="float" office:value="0.138962" calcext:value-type="float">
            <text:p>0.138962</text:p>
          </table:table-cell>
        </table:table-row>
        <table:table-row table:style-name="ro1">
          <table:table-cell table:number-columns-repeated="10"/>
          <table:table-cell office:value-type="float" office:value="0.13844" calcext:value-type="float">
            <text:p>0.13844</text:p>
          </table:table-cell>
        </table:table-row>
        <table:table-row table:style-name="ro1">
          <table:table-cell table:number-columns-repeated="10"/>
          <table:table-cell office:value-type="float" office:value="0.137941" calcext:value-type="float">
            <text:p>0.137941</text:p>
          </table:table-cell>
        </table:table-row>
        <table:table-row table:style-name="ro1">
          <table:table-cell table:number-columns-repeated="10"/>
          <table:table-cell office:value-type="float" office:value="0.13746" calcext:value-type="float">
            <text:p>0.13746</text:p>
          </table:table-cell>
        </table:table-row>
        <table:table-row table:style-name="ro1">
          <table:table-cell table:number-columns-repeated="10"/>
          <table:table-cell office:value-type="float" office:value="0.136997" calcext:value-type="float">
            <text:p>0.136997</text:p>
          </table:table-cell>
        </table:table-row>
        <table:table-row table:style-name="ro1">
          <table:table-cell table:number-columns-repeated="10"/>
          <table:table-cell office:value-type="float" office:value="0.136551" calcext:value-type="float">
            <text:p>0.136551</text:p>
          </table:table-cell>
        </table:table-row>
        <table:table-row table:style-name="ro1">
          <table:table-cell table:number-columns-repeated="10"/>
          <table:table-cell office:value-type="float" office:value="0.13612" calcext:value-type="float">
            <text:p>0.13612</text:p>
          </table:table-cell>
        </table:table-row>
        <table:table-row table:style-name="ro1">
          <table:table-cell table:number-columns-repeated="10"/>
          <table:table-cell office:value-type="float" office:value="0.135704" calcext:value-type="float">
            <text:p>0.135704</text:p>
          </table:table-cell>
        </table:table-row>
        <table:table-row table:style-name="ro1">
          <table:table-cell table:number-columns-repeated="10"/>
          <table:table-cell office:value-type="float" office:value="0.135304" calcext:value-type="float">
            <text:p>0.135304</text:p>
          </table:table-cell>
        </table:table-row>
        <table:table-row table:style-name="ro1">
          <table:table-cell table:number-columns-repeated="10"/>
          <table:table-cell office:value-type="float" office:value="0.134916" calcext:value-type="float">
            <text:p>0.134916</text:p>
          </table:table-cell>
        </table:table-row>
        <table:table-row table:style-name="ro1">
          <table:table-cell table:number-columns-repeated="10"/>
          <table:table-cell office:value-type="float" office:value="0.13454" calcext:value-type="float">
            <text:p>0.13454</text:p>
          </table:table-cell>
        </table:table-row>
        <table:table-row table:style-name="ro1">
          <table:table-cell table:number-columns-repeated="10"/>
          <table:table-cell office:value-type="float" office:value="0.134177" calcext:value-type="float">
            <text:p>0.134177</text:p>
          </table:table-cell>
        </table:table-row>
        <table:table-row table:style-name="ro1">
          <table:table-cell table:number-columns-repeated="10"/>
          <table:table-cell office:value-type="float" office:value="0.133825" calcext:value-type="float">
            <text:p>0.133825</text:p>
          </table:table-cell>
        </table:table-row>
        <table:table-row table:style-name="ro1">
          <table:table-cell table:number-columns-repeated="10"/>
          <table:table-cell office:value-type="float" office:value="0.133482" calcext:value-type="float">
            <text:p>0.133482</text:p>
          </table:table-cell>
        </table:table-row>
        <table:table-row table:style-name="ro1">
          <table:table-cell table:number-columns-repeated="10"/>
          <table:table-cell office:value-type="float" office:value="0.133151" calcext:value-type="float">
            <text:p>0.133151</text:p>
          </table:table-cell>
        </table:table-row>
        <table:table-row table:style-name="ro1">
          <table:table-cell table:number-columns-repeated="10"/>
          <table:table-cell office:value-type="float" office:value="0.132829" calcext:value-type="float">
            <text:p>0.132829</text:p>
          </table:table-cell>
        </table:table-row>
        <table:table-row table:style-name="ro1">
          <table:table-cell table:number-columns-repeated="10"/>
          <table:table-cell office:value-type="float" office:value="0.132514" calcext:value-type="float">
            <text:p>0.132514</text:p>
          </table:table-cell>
        </table:table-row>
        <table:table-row table:style-name="ro1">
          <table:table-cell table:number-columns-repeated="10"/>
          <table:table-cell office:value-type="float" office:value="0.132211" calcext:value-type="float">
            <text:p>0.132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28:39.679874569</meta:creation-date>
    <dc:date>2018-09-27T10:23:56.567336675</dc:date>
    <meta:editing-duration>PT21H8M18S</meta:editing-duration>
    <meta:editing-cycles>32</meta:editing-cycles>
    <meta:generator>LibreOffice/5.1.6.2$Linux_X86_64 LibreOffice_project/10m0$Build-2</meta:generator>
    <meta:document-statistic meta:table-count="2" meta:cell-count="7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63cm" svg:height="21.044cm" xlink:href=".." xlink:type="simple" chart:class="chart:line" chart:column-mapping="0 2 1 3" chart:style-name="ch1">
        <chart:legend chart:legend-position="end" svg:x="25.511cm" svg:y="9.476cm" style:legend-expansion="high" chart:style-name="ch2"/>
        <chart:plot-area chart:style-name="ch3" table:cell-range-address="'lambda 0.001'.D3:'lambda 0.001'.F103 'lambda 0.001'.K3:'lambda 0.001'.K103" svg:x="0.567cm" svg:y="0.42cm" svg:width="24.377cm" svg:height="20.204cm">
          <chartooo:coordinate-region svg:x="1.479cm" svg:y="0.541cm" svg:width="23.465cm" svg:height="19.0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D3:'lambda 0.001'.D103" chart:class="chart:line">
            <chart:data-point chart:repeated="101"/>
          </chart:series>
          <chart:series chart:style-name="ch8" chart:values-cell-range-address="'lambda 0.001'.F3:'lambda 0.001'.F103" chart:class="chart:line">
            <chart:data-point chart:repeated="101"/>
          </chart:series>
          <chart:series chart:style-name="ch9" chart:values-cell-range-address="'lambda 0.001'.E3:'lambda 0.001'.E103" chart:class="chart:line">
            <chart:data-point chart:repeated="101"/>
          </chart:series>
          <chart:series chart:style-name="ch10" chart:values-cell-range-address="'lambda 0.001'.K3:'lambda 0.001'.K103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1097">
                <text:p>0.691097</text:p>
                <draw:g>
                  <svg:desc>'lambda 0.001'.D3:'lambda 0.001'.D103</svg:desc>
                </draw:g>
              </table:table-cell>
              <table:table-cell office:value-type="float" office:value="0.691097">
                <text:p>0.691097</text:p>
                <draw:g>
                  <svg:desc>'lambda 0.001'.F3:'lambda 0.001'.F103</svg:desc>
                </draw:g>
              </table:table-cell>
              <table:table-cell office:value-type="float" office:value="0.691097">
                <text:p>0.691097</text:p>
                <draw:g>
                  <svg:desc>'lambda 0.001'.E3:'lambda 0.001'.E103</svg:desc>
                </draw:g>
              </table:table-cell>
              <table:table-cell office:value-type="float" office:value="0.691097">
                <text:p>0.691097</text:p>
                <draw:g>
                  <svg:desc>'lambda 0.001'.K3:'lambda 0.001'.K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7761">
                <text:p>0.267761</text:p>
              </table:table-cell>
              <table:table-cell office:value-type="float" office:value="0.263399">
                <text:p>0.263399</text:p>
              </table:table-cell>
              <table:table-cell office:value-type="float" office:value="0.264967">
                <text:p>0.264967</text:p>
              </table:table-cell>
              <table:table-cell office:value-type="float" office:value="0.361929">
                <text:p>0.361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4562">
                <text:p>0.264562</text:p>
              </table:table-cell>
              <table:table-cell office:value-type="float" office:value="0.258695">
                <text:p>0.258695</text:p>
              </table:table-cell>
              <table:table-cell office:value-type="float" office:value="0.259932">
                <text:p>0.259932</text:p>
              </table:table-cell>
              <table:table-cell office:value-type="float" office:value="0.326239">
                <text:p>0.326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188">
                <text:p>0.258188</text:p>
              </table:table-cell>
              <table:table-cell office:value-type="float" office:value="0.258418">
                <text:p>0.258418</text:p>
              </table:table-cell>
              <table:table-cell office:value-type="float" office:value="0.257185">
                <text:p>0.257185</text:p>
              </table:table-cell>
              <table:table-cell office:value-type="float" office:value="0.312116">
                <text:p>0.312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6712">
                <text:p>0.256712</text:p>
              </table:table-cell>
              <table:table-cell office:value-type="float" office:value="0.256368">
                <text:p>0.256368</text:p>
              </table:table-cell>
              <table:table-cell office:value-type="float" office:value="0.258431">
                <text:p>0.258431</text:p>
              </table:table-cell>
              <table:table-cell office:value-type="float" office:value="0.304033">
                <text:p>0.304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6">
                <text:p>0.256076</text:p>
              </table:table-cell>
              <table:table-cell office:value-type="float" office:value="0.255215">
                <text:p>0.255215</text:p>
              </table:table-cell>
              <table:table-cell office:value-type="float" office:value="0.255456">
                <text:p>0.255456</text:p>
              </table:table-cell>
              <table:table-cell office:value-type="float" office:value="0.298479">
                <text:p>0.298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5456">
                <text:p>0.255456</text:p>
              </table:table-cell>
              <table:table-cell office:value-type="float" office:value="0.256075">
                <text:p>0.256075</text:p>
              </table:table-cell>
              <table:table-cell office:value-type="float" office:value="0.254761">
                <text:p>0.254761</text:p>
              </table:table-cell>
              <table:table-cell office:value-type="float" office:value="0.294321">
                <text:p>0.29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499">
                <text:p>0.255499</text:p>
              </table:table-cell>
              <table:table-cell office:value-type="float" office:value="0.255512">
                <text:p>0.255512</text:p>
              </table:table-cell>
              <table:table-cell office:value-type="float" office:value="0.25455">
                <text:p>0.25455</text:p>
              </table:table-cell>
              <table:table-cell office:value-type="float" office:value="0.291054">
                <text:p>0.291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8448">
                <text:p>0.258448</text:p>
              </table:table-cell>
              <table:table-cell office:value-type="float" office:value="0.254784">
                <text:p>0.254784</text:p>
              </table:table-cell>
              <table:table-cell office:value-type="float" office:value="0.254794">
                <text:p>0.254794</text:p>
              </table:table-cell>
              <table:table-cell office:value-type="float" office:value="0.288387">
                <text:p>0.288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433">
                <text:p>0.254433</text:p>
              </table:table-cell>
              <table:table-cell office:value-type="float" office:value="0.254038">
                <text:p>0.254038</text:p>
              </table:table-cell>
              <table:table-cell office:value-type="float" office:value="0.254375">
                <text:p>0.254375</text:p>
              </table:table-cell>
              <table:table-cell office:value-type="float" office:value="0.286131">
                <text:p>0.286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5141">
                <text:p>0.255141</text:p>
              </table:table-cell>
              <table:table-cell office:value-type="float" office:value="0.254052">
                <text:p>0.254052</text:p>
              </table:table-cell>
              <table:table-cell office:value-type="float" office:value="0.254232">
                <text:p>0.254232</text:p>
              </table:table-cell>
              <table:table-cell office:value-type="float" office:value="0.284193">
                <text:p>0.284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399">
                <text:p>0.25399</text:p>
              </table:table-cell>
              <table:table-cell office:value-type="float" office:value="0.255753">
                <text:p>0.255753</text:p>
              </table:table-cell>
              <table:table-cell office:value-type="float" office:value="0.254038">
                <text:p>0.254038</text:p>
              </table:table-cell>
              <table:table-cell office:value-type="float" office:value="0.282486">
                <text:p>0.282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5504">
                <text:p>0.255504</text:p>
              </table:table-cell>
              <table:table-cell office:value-type="float" office:value="0.254628">
                <text:p>0.254628</text:p>
              </table:table-cell>
              <table:table-cell office:value-type="float" office:value="0.253814">
                <text:p>0.253814</text:p>
              </table:table-cell>
              <table:table-cell office:value-type="float" office:value="0.280991">
                <text:p>0.280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3815">
                <text:p>0.253815</text:p>
              </table:table-cell>
              <table:table-cell office:value-type="float" office:value="0.254992">
                <text:p>0.254992</text:p>
              </table:table-cell>
              <table:table-cell office:value-type="float" office:value="0.254109">
                <text:p>0.254109</text:p>
              </table:table-cell>
              <table:table-cell office:value-type="float" office:value="0.279667">
                <text:p>0.279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3958">
                <text:p>0.253958</text:p>
              </table:table-cell>
              <table:table-cell office:value-type="float" office:value="0.254692">
                <text:p>0.254692</text:p>
              </table:table-cell>
              <table:table-cell office:value-type="float" office:value="0.255033">
                <text:p>0.255033</text:p>
              </table:table-cell>
              <table:table-cell office:value-type="float" office:value="0.278483">
                <text:p>0.278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375">
                <text:p>0.254375</text:p>
              </table:table-cell>
              <table:table-cell office:value-type="float" office:value="0.254832">
                <text:p>0.254832</text:p>
              </table:table-cell>
              <table:table-cell office:value-type="float" office:value="0.254864">
                <text:p>0.254864</text:p>
              </table:table-cell>
              <table:table-cell office:value-type="float" office:value="0.27741">
                <text:p>0.27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3669">
                <text:p>0.253669</text:p>
              </table:table-cell>
              <table:table-cell office:value-type="float" office:value="0.254959">
                <text:p>0.254959</text:p>
              </table:table-cell>
              <table:table-cell office:value-type="float" office:value="0.253912">
                <text:p>0.253912</text:p>
              </table:table-cell>
              <table:table-cell office:value-type="float" office:value="0.276421">
                <text:p>0.276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181">
                <text:p>0.254181</text:p>
              </table:table-cell>
              <table:table-cell office:value-type="float" office:value="0.254019">
                <text:p>0.254019</text:p>
              </table:table-cell>
              <table:table-cell office:value-type="float" office:value="0.25445">
                <text:p>0.25445</text:p>
              </table:table-cell>
              <table:table-cell office:value-type="float" office:value="0.275526">
                <text:p>0.275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396">
                <text:p>0.25396</text:p>
              </table:table-cell>
              <table:table-cell office:value-type="float" office:value="0.253951">
                <text:p>0.253951</text:p>
              </table:table-cell>
              <table:table-cell office:value-type="float" office:value="0.254046">
                <text:p>0.254046</text:p>
              </table:table-cell>
              <table:table-cell office:value-type="float" office:value="0.274712">
                <text:p>0.274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3781">
                <text:p>0.253781</text:p>
              </table:table-cell>
              <table:table-cell office:value-type="float" office:value="0.254018">
                <text:p>0.254018</text:p>
              </table:table-cell>
              <table:table-cell office:value-type="float" office:value="0.255928">
                <text:p>0.255928</text:p>
              </table:table-cell>
              <table:table-cell office:value-type="float" office:value="0.273957">
                <text:p>0.273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098">
                <text:p>0.256098</text:p>
              </table:table-cell>
              <table:table-cell office:value-type="float" office:value="0.254322">
                <text:p>0.254322</text:p>
              </table:table-cell>
              <table:table-cell office:value-type="float" office:value="0.254302">
                <text:p>0.254302</text:p>
              </table:table-cell>
              <table:table-cell office:value-type="float" office:value="0.273245">
                <text:p>0.273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5613">
                <text:p>0.255613</text:p>
              </table:table-cell>
              <table:table-cell office:value-type="float" office:value="0.253963">
                <text:p>0.253963</text:p>
              </table:table-cell>
              <table:table-cell office:value-type="float" office:value="0.253805">
                <text:p>0.253805</text:p>
              </table:table-cell>
              <table:table-cell office:value-type="float" office:value="0.272577">
                <text:p>0.272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4347">
                <text:p>0.254347</text:p>
              </table:table-cell>
              <table:table-cell office:value-type="float" office:value="0.254199">
                <text:p>0.254199</text:p>
              </table:table-cell>
              <table:table-cell office:value-type="float" office:value="0.253793">
                <text:p>0.253793</text:p>
              </table:table-cell>
              <table:table-cell office:value-type="float" office:value="0.271947">
                <text:p>0.2719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3749">
                <text:p>0.253749</text:p>
              </table:table-cell>
              <table:table-cell office:value-type="float" office:value="0.253883">
                <text:p>0.253883</text:p>
              </table:table-cell>
              <table:table-cell office:value-type="float" office:value="0.2541">
                <text:p>0.2541</text:p>
              </table:table-cell>
              <table:table-cell office:value-type="float" office:value="0.271353">
                <text:p>0.271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155">
                <text:p>0.254155</text:p>
              </table:table-cell>
              <table:table-cell office:value-type="float" office:value="0.259153">
                <text:p>0.259153</text:p>
              </table:table-cell>
              <table:table-cell office:value-type="float" office:value="0.253733">
                <text:p>0.253733</text:p>
              </table:table-cell>
              <table:table-cell office:value-type="float" office:value="0.270791">
                <text:p>0.270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839">
                <text:p>0.253839</text:p>
              </table:table-cell>
              <table:table-cell office:value-type="float" office:value="0.256007">
                <text:p>0.256007</text:p>
              </table:table-cell>
              <table:table-cell office:value-type="float" office:value="0.253778">
                <text:p>0.253778</text:p>
              </table:table-cell>
              <table:table-cell office:value-type="float" office:value="0.27026">
                <text:p>0.27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3579">
                <text:p>0.253579</text:p>
              </table:table-cell>
              <table:table-cell office:value-type="float" office:value="0.253999">
                <text:p>0.253999</text:p>
              </table:table-cell>
              <table:table-cell office:value-type="float" office:value="0.254396">
                <text:p>0.254396</text:p>
              </table:table-cell>
              <table:table-cell office:value-type="float" office:value="0.269752">
                <text:p>0.269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4579">
                <text:p>0.254579</text:p>
              </table:table-cell>
              <table:table-cell office:value-type="float" office:value="0.254095">
                <text:p>0.254095</text:p>
              </table:table-cell>
              <table:table-cell office:value-type="float" office:value="0.2537">
                <text:p>0.2537</text:p>
              </table:table-cell>
              <table:table-cell office:value-type="float" office:value="0.269275">
                <text:p>0.269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3582">
                <text:p>0.253582</text:p>
              </table:table-cell>
              <table:table-cell office:value-type="float" office:value="0.25434">
                <text:p>0.25434</text:p>
              </table:table-cell>
              <table:table-cell office:value-type="float" office:value="0.254576">
                <text:p>0.254576</text:p>
              </table:table-cell>
              <table:table-cell office:value-type="float" office:value="0.268833">
                <text:p>0.268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868">
                <text:p>0.254868</text:p>
              </table:table-cell>
              <table:table-cell office:value-type="float" office:value="0.254463">
                <text:p>0.254463</text:p>
              </table:table-cell>
              <table:table-cell office:value-type="float" office:value="0.253712">
                <text:p>0.253712</text:p>
              </table:table-cell>
              <table:table-cell office:value-type="float" office:value="0.268422">
                <text:p>0.2684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94">
                <text:p>0.25394</text:p>
              </table:table-cell>
              <table:table-cell office:value-type="float" office:value="0.259887">
                <text:p>0.259887</text:p>
              </table:table-cell>
              <table:table-cell office:value-type="float" office:value="0.253711">
                <text:p>0.253711</text:p>
              </table:table-cell>
              <table:table-cell office:value-type="float" office:value="0.268025">
                <text:p>0.268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8">
                <text:p>0.2538</text:p>
              </table:table-cell>
              <table:table-cell office:value-type="float" office:value="0.253807">
                <text:p>0.253807</text:p>
              </table:table-cell>
              <table:table-cell office:value-type="float" office:value="0.254615">
                <text:p>0.254615</text:p>
              </table:table-cell>
              <table:table-cell office:value-type="float" office:value="0.267646">
                <text:p>0.267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4355">
                <text:p>0.254355</text:p>
              </table:table-cell>
              <table:table-cell office:value-type="float" office:value="0.254092">
                <text:p>0.254092</text:p>
              </table:table-cell>
              <table:table-cell office:value-type="float" office:value="0.254244">
                <text:p>0.254244</text:p>
              </table:table-cell>
              <table:table-cell office:value-type="float" office:value="0.267277">
                <text:p>0.267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898">
                <text:p>0.253898</text:p>
              </table:table-cell>
              <table:table-cell office:value-type="float" office:value="0.254146">
                <text:p>0.254146</text:p>
              </table:table-cell>
              <table:table-cell office:value-type="float" office:value="0.254133">
                <text:p>0.254133</text:p>
              </table:table-cell>
              <table:table-cell office:value-type="float" office:value="0.266926">
                <text:p>0.2669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3621">
                <text:p>0.253621</text:p>
              </table:table-cell>
              <table:table-cell office:value-type="float" office:value="0.255011">
                <text:p>0.255011</text:p>
              </table:table-cell>
              <table:table-cell office:value-type="float" office:value="0.253856">
                <text:p>0.253856</text:p>
              </table:table-cell>
              <table:table-cell office:value-type="float" office:value="0.266596">
                <text:p>0.266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3765">
                <text:p>0.253765</text:p>
              </table:table-cell>
              <table:table-cell office:value-type="float" office:value="0.254043">
                <text:p>0.254043</text:p>
              </table:table-cell>
              <table:table-cell office:value-type="float" office:value="0.253781">
                <text:p>0.253781</text:p>
              </table:table-cell>
              <table:table-cell office:value-type="float" office:value="0.266278">
                <text:p>0.266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3527">
                <text:p>0.253527</text:p>
              </table:table-cell>
              <table:table-cell office:value-type="float" office:value="0.25527">
                <text:p>0.25527</text:p>
              </table:table-cell>
              <table:table-cell office:value-type="float" office:value="0.254802">
                <text:p>0.254802</text:p>
              </table:table-cell>
              <table:table-cell office:value-type="float" office:value="0.265977">
                <text:p>0.265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4107">
                <text:p>0.254107</text:p>
              </table:table-cell>
              <table:table-cell office:value-type="float" office:value="0.253984">
                <text:p>0.253984</text:p>
              </table:table-cell>
              <table:table-cell office:value-type="float" office:value="0.254106">
                <text:p>0.254106</text:p>
              </table:table-cell>
              <table:table-cell office:value-type="float" office:value="0.265686">
                <text:p>0.2656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3602">
                <text:p>0.253602</text:p>
              </table:table-cell>
              <table:table-cell office:value-type="float" office:value="0.254381">
                <text:p>0.254381</text:p>
              </table:table-cell>
              <table:table-cell office:value-type="float" office:value="0.254607">
                <text:p>0.254607</text:p>
              </table:table-cell>
              <table:table-cell office:value-type="float" office:value="0.265407">
                <text:p>0.2654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55">
                <text:p>0.25355</text:p>
              </table:table-cell>
              <table:table-cell office:value-type="float" office:value="0.254338">
                <text:p>0.254338</text:p>
              </table:table-cell>
              <table:table-cell office:value-type="float" office:value="0.253793">
                <text:p>0.253793</text:p>
              </table:table-cell>
              <table:table-cell office:value-type="float" office:value="0.265141">
                <text:p>0.265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3577">
                <text:p>0.253577</text:p>
              </table:table-cell>
              <table:table-cell office:value-type="float" office:value="0.254029">
                <text:p>0.254029</text:p>
              </table:table-cell>
              <table:table-cell office:value-type="float" office:value="0.254284">
                <text:p>0.254284</text:p>
              </table:table-cell>
              <table:table-cell office:value-type="float" office:value="0.264886">
                <text:p>0.2648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775">
                <text:p>0.253775</text:p>
              </table:table-cell>
              <table:table-cell office:value-type="float" office:value="0.25668">
                <text:p>0.25668</text:p>
              </table:table-cell>
              <table:table-cell office:value-type="float" office:value="0.253763">
                <text:p>0.253763</text:p>
              </table:table-cell>
              <table:table-cell office:value-type="float" office:value="0.264648">
                <text:p>0.264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755">
                <text:p>0.253755</text:p>
              </table:table-cell>
              <table:table-cell office:value-type="float" office:value="0.254189">
                <text:p>0.254189</text:p>
              </table:table-cell>
              <table:table-cell office:value-type="float" office:value="0.257547">
                <text:p>0.257547</text:p>
              </table:table-cell>
              <table:table-cell office:value-type="float" office:value="0.264412">
                <text:p>0.2644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3527">
                <text:p>0.253527</text:p>
              </table:table-cell>
              <table:table-cell office:value-type="float" office:value="0.253953">
                <text:p>0.253953</text:p>
              </table:table-cell>
              <table:table-cell office:value-type="float" office:value="0.25377">
                <text:p>0.25377</text:p>
              </table:table-cell>
              <table:table-cell office:value-type="float" office:value="0.264184">
                <text:p>0.264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4092">
                <text:p>0.254092</text:p>
              </table:table-cell>
              <table:table-cell office:value-type="float" office:value="0.255253">
                <text:p>0.255253</text:p>
              </table:table-cell>
              <table:table-cell office:value-type="float" office:value="0.253876">
                <text:p>0.253876</text:p>
              </table:table-cell>
              <table:table-cell office:value-type="float" office:value="0.263963">
                <text:p>0.26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357">
                <text:p>0.25357</text:p>
              </table:table-cell>
              <table:table-cell office:value-type="float" office:value="0.255131">
                <text:p>0.255131</text:p>
              </table:table-cell>
              <table:table-cell office:value-type="float" office:value="0.253761">
                <text:p>0.253761</text:p>
              </table:table-cell>
              <table:table-cell office:value-type="float" office:value="0.263748">
                <text:p>0.2637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3518">
                <text:p>0.253518</text:p>
              </table:table-cell>
              <table:table-cell office:value-type="float" office:value="0.254627">
                <text:p>0.254627</text:p>
              </table:table-cell>
              <table:table-cell office:value-type="float" office:value="0.254828">
                <text:p>0.254828</text:p>
              </table:table-cell>
              <table:table-cell office:value-type="float" office:value="0.263538">
                <text:p>0.2635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4714">
                <text:p>0.254714</text:p>
              </table:table-cell>
              <table:table-cell office:value-type="float" office:value="0.254152">
                <text:p>0.254152</text:p>
              </table:table-cell>
              <table:table-cell office:value-type="float" office:value="0.254349">
                <text:p>0.254349</text:p>
              </table:table-cell>
              <table:table-cell office:value-type="float" office:value="0.263334">
                <text:p>0.263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3782">
                <text:p>0.253782</text:p>
              </table:table-cell>
              <table:table-cell office:value-type="float" office:value="0.254901">
                <text:p>0.254901</text:p>
              </table:table-cell>
              <table:table-cell office:value-type="float" office:value="0.254514">
                <text:p>0.254514</text:p>
              </table:table-cell>
              <table:table-cell office:value-type="float" office:value="0.263138">
                <text:p>0.263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3702">
                <text:p>0.253702</text:p>
              </table:table-cell>
              <table:table-cell office:value-type="float" office:value="0.253924">
                <text:p>0.253924</text:p>
              </table:table-cell>
              <table:table-cell office:value-type="float" office:value="0.253752">
                <text:p>0.253752</text:p>
              </table:table-cell>
              <table:table-cell office:value-type="float" office:value="0.262947">
                <text:p>0.2629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3659">
                <text:p>0.253659</text:p>
              </table:table-cell>
              <table:table-cell office:value-type="float" office:value="0.254141">
                <text:p>0.254141</text:p>
              </table:table-cell>
              <table:table-cell office:value-type="float" office:value="0.253825">
                <text:p>0.253825</text:p>
              </table:table-cell>
              <table:table-cell office:value-type="float" office:value="0.262762">
                <text:p>0.2627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4709">
                <text:p>0.254709</text:p>
              </table:table-cell>
              <table:table-cell office:value-type="float" office:value="0.254157">
                <text:p>0.254157</text:p>
              </table:table-cell>
              <table:table-cell office:value-type="float" office:value="0.253803">
                <text:p>0.253803</text:p>
              </table:table-cell>
              <table:table-cell office:value-type="float" office:value="0.262587">
                <text:p>0.262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4002">
                <text:p>0.254002</text:p>
              </table:table-cell>
              <table:table-cell office:value-type="float" office:value="0.254606">
                <text:p>0.254606</text:p>
              </table:table-cell>
              <table:table-cell office:value-type="float" office:value="0.25375">
                <text:p>0.25375</text:p>
              </table:table-cell>
              <table:table-cell office:value-type="float" office:value="0.262415">
                <text:p>0.262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6249">
                <text:p>0.256249</text:p>
              </table:table-cell>
              <table:table-cell office:value-type="float" office:value="0.255895">
                <text:p>0.255895</text:p>
              </table:table-cell>
              <table:table-cell office:value-type="float" office:value="0.253774">
                <text:p>0.253774</text:p>
              </table:table-cell>
              <table:table-cell office:value-type="float" office:value="0.262251">
                <text:p>0.262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3644">
                <text:p>0.253644</text:p>
              </table:table-cell>
              <table:table-cell office:value-type="float" office:value="0.254824">
                <text:p>0.254824</text:p>
              </table:table-cell>
              <table:table-cell office:value-type="float" office:value="0.254482">
                <text:p>0.254482</text:p>
              </table:table-cell>
              <table:table-cell office:value-type="float" office:value="0.26209">
                <text:p>0.262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5768">
                <text:p>0.255768</text:p>
              </table:table-cell>
              <table:table-cell office:value-type="float" office:value="0.254268">
                <text:p>0.254268</text:p>
              </table:table-cell>
              <table:table-cell office:value-type="float" office:value="0.254268">
                <text:p>0.254268</text:p>
              </table:table-cell>
              <table:table-cell office:value-type="float" office:value="0.261932">
                <text:p>0.261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739">
                <text:p>0.253739</text:p>
              </table:table-cell>
              <table:table-cell office:value-type="float" office:value="0.254039">
                <text:p>0.254039</text:p>
              </table:table-cell>
              <table:table-cell office:value-type="float" office:value="0.253724">
                <text:p>0.253724</text:p>
              </table:table-cell>
              <table:table-cell office:value-type="float" office:value="0.261779">
                <text:p>0.2617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883">
                <text:p>0.253883</text:p>
              </table:table-cell>
              <table:table-cell office:value-type="float" office:value="0.254466">
                <text:p>0.254466</text:p>
              </table:table-cell>
              <table:table-cell office:value-type="float" office:value="0.253948">
                <text:p>0.253948</text:p>
              </table:table-cell>
              <table:table-cell office:value-type="float" office:value="0.261628">
                <text:p>0.2616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485">
                <text:p>0.25485</text:p>
              </table:table-cell>
              <table:table-cell office:value-type="float" office:value="0.253909">
                <text:p>0.253909</text:p>
              </table:table-cell>
              <table:table-cell office:value-type="float" office:value="0.254716">
                <text:p>0.254716</text:p>
              </table:table-cell>
              <table:table-cell office:value-type="float" office:value="0.261483">
                <text:p>0.261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4211">
                <text:p>0.254211</text:p>
              </table:table-cell>
              <table:table-cell office:value-type="float" office:value="0.253902">
                <text:p>0.253902</text:p>
              </table:table-cell>
              <table:table-cell office:value-type="float" office:value="0.25439">
                <text:p>0.25439</text:p>
              </table:table-cell>
              <table:table-cell office:value-type="float" office:value="0.261341">
                <text:p>0.261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637">
                <text:p>0.254637</text:p>
              </table:table-cell>
              <table:table-cell office:value-type="float" office:value="0.25878">
                <text:p>0.25878</text:p>
              </table:table-cell>
              <table:table-cell office:value-type="float" office:value="0.254885">
                <text:p>0.254885</text:p>
              </table:table-cell>
              <table:table-cell office:value-type="float" office:value="0.261201">
                <text:p>0.261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612">
                <text:p>0.253612</text:p>
              </table:table-cell>
              <table:table-cell office:value-type="float" office:value="0.254114">
                <text:p>0.254114</text:p>
              </table:table-cell>
              <table:table-cell office:value-type="float" office:value="0.253752">
                <text:p>0.253752</text:p>
              </table:table-cell>
              <table:table-cell office:value-type="float" office:value="0.261066">
                <text:p>0.2610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4776">
                <text:p>0.254776</text:p>
              </table:table-cell>
              <table:table-cell office:value-type="float" office:value="0.254124">
                <text:p>0.254124</text:p>
              </table:table-cell>
              <table:table-cell office:value-type="float" office:value="0.253958">
                <text:p>0.253958</text:p>
              </table:table-cell>
              <table:table-cell office:value-type="float" office:value="0.260933">
                <text:p>0.260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857">
                <text:p>0.253857</text:p>
              </table:table-cell>
              <table:table-cell office:value-type="float" office:value="0.255416">
                <text:p>0.255416</text:p>
              </table:table-cell>
              <table:table-cell office:value-type="float" office:value="0.254307">
                <text:p>0.254307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4305">
                <text:p>0.254305</text:p>
              </table:table-cell>
              <table:table-cell office:value-type="float" office:value="0.253993">
                <text:p>0.253993</text:p>
              </table:table-cell>
              <table:table-cell office:value-type="float" office:value="0.25545">
                <text:p>0.25545</text:p>
              </table:table-cell>
              <table:table-cell office:value-type="float" office:value="0.260681">
                <text:p>0.260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3935">
                <text:p>0.253935</text:p>
              </table:table-cell>
              <table:table-cell office:value-type="float" office:value="0.254746">
                <text:p>0.254746</text:p>
              </table:table-cell>
              <table:table-cell office:value-type="float" office:value="0.254165">
                <text:p>0.254165</text:p>
              </table:table-cell>
              <table:table-cell office:value-type="float" office:value="0.260559">
                <text:p>0.2605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3758">
                <text:p>0.253758</text:p>
              </table:table-cell>
              <table:table-cell office:value-type="float" office:value="0.254945">
                <text:p>0.254945</text:p>
              </table:table-cell>
              <table:table-cell office:value-type="float" office:value="0.254327">
                <text:p>0.254327</text:p>
              </table:table-cell>
              <table:table-cell office:value-type="float" office:value="0.260438">
                <text:p>0.260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363">
                <text:p>0.25363</text:p>
              </table:table-cell>
              <table:table-cell office:value-type="float" office:value="0.254375">
                <text:p>0.254375</text:p>
              </table:table-cell>
              <table:table-cell office:value-type="float" office:value="0.255206">
                <text:p>0.255206</text:p>
              </table:table-cell>
              <table:table-cell office:value-type="float" office:value="0.260319">
                <text:p>0.260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792">
                <text:p>0.253792</text:p>
              </table:table-cell>
              <table:table-cell office:value-type="float" office:value="0.255768">
                <text:p>0.255768</text:p>
              </table:table-cell>
              <table:table-cell office:value-type="float" office:value="0.255682">
                <text:p>0.255682</text:p>
              </table:table-cell>
              <table:table-cell office:value-type="float" office:value="0.260203">
                <text:p>0.260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526">
                <text:p>0.254526</text:p>
              </table:table-cell>
              <table:table-cell office:value-type="float" office:value="0.253863">
                <text:p>0.253863</text:p>
              </table:table-cell>
              <table:table-cell office:value-type="float" office:value="0.253785">
                <text:p>0.253785</text:p>
              </table:table-cell>
              <table:table-cell office:value-type="float" office:value="0.26009">
                <text:p>0.26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3617">
                <text:p>0.253617</text:p>
              </table:table-cell>
              <table:table-cell office:value-type="float" office:value="0.253925">
                <text:p>0.253925</text:p>
              </table:table-cell>
              <table:table-cell office:value-type="float" office:value="0.253691">
                <text:p>0.253691</text:p>
              </table:table-cell>
              <table:table-cell office:value-type="float" office:value="0.259979">
                <text:p>0.259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3742">
                <text:p>0.253742</text:p>
              </table:table-cell>
              <table:table-cell office:value-type="float" office:value="0.254035">
                <text:p>0.254035</text:p>
              </table:table-cell>
              <table:table-cell office:value-type="float" office:value="0.254167">
                <text:p>0.254167</text:p>
              </table:table-cell>
              <table:table-cell office:value-type="float" office:value="0.259871">
                <text:p>0.259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4">
                <text:p>0.254</text:p>
              </table:table-cell>
              <table:table-cell office:value-type="float" office:value="0.254691">
                <text:p>0.254691</text:p>
              </table:table-cell>
              <table:table-cell office:value-type="float" office:value="0.253767">
                <text:p>0.253767</text:p>
              </table:table-cell>
              <table:table-cell office:value-type="float" office:value="0.259766">
                <text:p>0.2597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3916">
                <text:p>0.253916</text:p>
              </table:table-cell>
              <table:table-cell office:value-type="float" office:value="0.253874">
                <text:p>0.253874</text:p>
              </table:table-cell>
              <table:table-cell office:value-type="float" office:value="0.254898">
                <text:p>0.254898</text:p>
              </table:table-cell>
              <table:table-cell office:value-type="float" office:value="0.259662">
                <text:p>0.2596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3846">
                <text:p>0.253846</text:p>
              </table:table-cell>
              <table:table-cell office:value-type="float" office:value="0.253879">
                <text:p>0.253879</text:p>
              </table:table-cell>
              <table:table-cell office:value-type="float" office:value="0.255283">
                <text:p>0.255283</text:p>
              </table:table-cell>
              <table:table-cell office:value-type="float" office:value="0.25956">
                <text:p>0.25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4144">
                <text:p>0.254144</text:p>
              </table:table-cell>
              <table:table-cell office:value-type="float" office:value="0.253995">
                <text:p>0.253995</text:p>
              </table:table-cell>
              <table:table-cell office:value-type="float" office:value="0.25532">
                <text:p>0.25532</text:p>
              </table:table-cell>
              <table:table-cell office:value-type="float" office:value="0.259464">
                <text:p>0.259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5179">
                <text:p>0.255179</text:p>
              </table:table-cell>
              <table:table-cell office:value-type="float" office:value="0.254008">
                <text:p>0.254008</text:p>
              </table:table-cell>
              <table:table-cell office:value-type="float" office:value="0.25408">
                <text:p>0.25408</text:p>
              </table:table-cell>
              <table:table-cell office:value-type="float" office:value="0.259368">
                <text:p>0.259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4363">
                <text:p>0.254363</text:p>
              </table:table-cell>
              <table:table-cell office:value-type="float" office:value="0.254041">
                <text:p>0.254041</text:p>
              </table:table-cell>
              <table:table-cell office:value-type="float" office:value="0.253711">
                <text:p>0.253711</text:p>
              </table:table-cell>
              <table:table-cell office:value-type="float" office:value="0.259274">
                <text:p>0.2592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3715">
                <text:p>0.253715</text:p>
              </table:table-cell>
              <table:table-cell office:value-type="float" office:value="0.257409">
                <text:p>0.257409</text:p>
              </table:table-cell>
              <table:table-cell office:value-type="float" office:value="0.253711">
                <text:p>0.253711</text:p>
              </table:table-cell>
              <table:table-cell office:value-type="float" office:value="0.259183">
                <text:p>0.2591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3643">
                <text:p>0.253643</text:p>
              </table:table-cell>
              <table:table-cell office:value-type="float" office:value="0.254583">
                <text:p>0.254583</text:p>
              </table:table-cell>
              <table:table-cell office:value-type="float" office:value="0.255292">
                <text:p>0.255292</text:p>
              </table:table-cell>
              <table:table-cell office:value-type="float" office:value="0.259091">
                <text:p>0.2590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576">
                <text:p>0.253576</text:p>
              </table:table-cell>
              <table:table-cell office:value-type="float" office:value="0.253893">
                <text:p>0.253893</text:p>
              </table:table-cell>
              <table:table-cell office:value-type="float" office:value="0.254412">
                <text:p>0.254412</text:p>
              </table:table-cell>
              <table:table-cell office:value-type="float" office:value="0.259002">
                <text:p>0.259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3692">
                <text:p>0.253692</text:p>
              </table:table-cell>
              <table:table-cell office:value-type="float" office:value="0.253922">
                <text:p>0.253922</text:p>
              </table:table-cell>
              <table:table-cell office:value-type="float" office:value="0.255067">
                <text:p>0.255067</text:p>
              </table:table-cell>
              <table:table-cell office:value-type="float" office:value="0.258917">
                <text:p>0.258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673">
                <text:p>0.253673</text:p>
              </table:table-cell>
              <table:table-cell office:value-type="float" office:value="0.255101">
                <text:p>0.255101</text:p>
              </table:table-cell>
              <table:table-cell office:value-type="float" office:value="0.253682">
                <text:p>0.253682</text:p>
              </table:table-cell>
              <table:table-cell office:value-type="float" office:value="0.258836">
                <text:p>0.258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3612">
                <text:p>0.253612</text:p>
              </table:table-cell>
              <table:table-cell office:value-type="float" office:value="0.254196">
                <text:p>0.254196</text:p>
              </table:table-cell>
              <table:table-cell office:value-type="float" office:value="0.255898">
                <text:p>0.255898</text:p>
              </table:table-cell>
              <table:table-cell office:value-type="float" office:value="0.258757">
                <text:p>0.258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3586">
                <text:p>0.253586</text:p>
              </table:table-cell>
              <table:table-cell office:value-type="float" office:value="0.254515">
                <text:p>0.254515</text:p>
              </table:table-cell>
              <table:table-cell office:value-type="float" office:value="0.254357">
                <text:p>0.254357</text:p>
              </table:table-cell>
              <table:table-cell office:value-type="float" office:value="0.258679">
                <text:p>0.258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762">
                <text:p>0.254762</text:p>
              </table:table-cell>
              <table:table-cell office:value-type="float" office:value="0.254629">
                <text:p>0.254629</text:p>
              </table:table-cell>
              <table:table-cell office:value-type="float" office:value="0.253945">
                <text:p>0.253945</text:p>
              </table:table-cell>
              <table:table-cell office:value-type="float" office:value="0.2586">
                <text:p>0.25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3501">
                <text:p>0.253501</text:p>
              </table:table-cell>
              <table:table-cell office:value-type="float" office:value="0.255264">
                <text:p>0.255264</text:p>
              </table:table-cell>
              <table:table-cell office:value-type="float" office:value="0.254928">
                <text:p>0.254928</text:p>
              </table:table-cell>
              <table:table-cell office:value-type="float" office:value="0.258522">
                <text:p>0.2585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3697">
                <text:p>0.253697</text:p>
              </table:table-cell>
              <table:table-cell office:value-type="float" office:value="0.253985">
                <text:p>0.253985</text:p>
              </table:table-cell>
              <table:table-cell office:value-type="float" office:value="0.255704">
                <text:p>0.255704</text:p>
              </table:table-cell>
              <table:table-cell office:value-type="float" office:value="0.258447">
                <text:p>0.2584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5852">
                <text:p>0.255852</text:p>
              </table:table-cell>
              <table:table-cell office:value-type="float" office:value="0.254201">
                <text:p>0.254201</text:p>
              </table:table-cell>
              <table:table-cell office:value-type="float" office:value="0.253847">
                <text:p>0.253847</text:p>
              </table:table-cell>
              <table:table-cell office:value-type="float" office:value="0.258372">
                <text:p>0.258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3847">
                <text:p>0.253847</text:p>
              </table:table-cell>
              <table:table-cell office:value-type="float" office:value="0.254087">
                <text:p>0.254087</text:p>
              </table:table-cell>
              <table:table-cell office:value-type="float" office:value="0.254134">
                <text:p>0.254134</text:p>
              </table:table-cell>
              <table:table-cell office:value-type="float" office:value="0.2583">
                <text:p>0.2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3777">
                <text:p>0.253777</text:p>
              </table:table-cell>
              <table:table-cell office:value-type="float" office:value="0.253874">
                <text:p>0.253874</text:p>
              </table:table-cell>
              <table:table-cell office:value-type="float" office:value="0.25492">
                <text:p>0.25492</text:p>
              </table:table-cell>
              <table:table-cell office:value-type="float" office:value="0.258227">
                <text:p>0.258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3567">
                <text:p>0.253567</text:p>
              </table:table-cell>
              <table:table-cell office:value-type="float" office:value="0.253922">
                <text:p>0.253922</text:p>
              </table:table-cell>
              <table:table-cell office:value-type="float" office:value="0.254042">
                <text:p>0.254042</text:p>
              </table:table-cell>
              <table:table-cell office:value-type="float" office:value="0.258156">
                <text:p>0.2581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3796">
                <text:p>0.253796</text:p>
              </table:table-cell>
              <table:table-cell office:value-type="float" office:value="0.254215">
                <text:p>0.254215</text:p>
              </table:table-cell>
              <table:table-cell office:value-type="float" office:value="0.255398">
                <text:p>0.255398</text:p>
              </table:table-cell>
              <table:table-cell office:value-type="float" office:value="0.258087">
                <text:p>0.258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3588">
                <text:p>0.253588</text:p>
              </table:table-cell>
              <table:table-cell office:value-type="float" office:value="0.254243">
                <text:p>0.254243</text:p>
              </table:table-cell>
              <table:table-cell office:value-type="float" office:value="0.253901">
                <text:p>0.253901</text:p>
              </table:table-cell>
              <table:table-cell office:value-type="float" office:value="0.258017">
                <text:p>0.258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3638">
                <text:p>0.253638</text:p>
              </table:table-cell>
              <table:table-cell office:value-type="float" office:value="0.255647">
                <text:p>0.255647</text:p>
              </table:table-cell>
              <table:table-cell office:value-type="float" office:value="0.255966">
                <text:p>0.255966</text:p>
              </table:table-cell>
              <table:table-cell office:value-type="float" office:value="0.257952">
                <text:p>0.2579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3759">
                <text:p>0.253759</text:p>
              </table:table-cell>
              <table:table-cell office:value-type="float" office:value="0.255791">
                <text:p>0.255791</text:p>
              </table:table-cell>
              <table:table-cell office:value-type="float" office:value="0.253835">
                <text:p>0.253835</text:p>
              </table:table-cell>
              <table:table-cell office:value-type="float" office:value="0.257888">
                <text:p>0.257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373">
                <text:p>0.25373</text:p>
              </table:table-cell>
              <table:table-cell office:value-type="float" office:value="0.254313">
                <text:p>0.254313</text:p>
              </table:table-cell>
              <table:table-cell office:value-type="float" office:value="0.25385">
                <text:p>0.25385</text:p>
              </table:table-cell>
              <table:table-cell office:value-type="float" office:value="0.257825">
                <text:p>0.2578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3549">
                <text:p>0.253549</text:p>
              </table:table-cell>
              <table:table-cell office:value-type="float" office:value="0.25529">
                <text:p>0.25529</text:p>
              </table:table-cell>
              <table:table-cell office:value-type="float" office:value="0.253616">
                <text:p>0.253616</text:p>
              </table:table-cell>
              <table:table-cell office:value-type="float" office:value="0.257764">
                <text:p>0.2577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3876">
                <text:p>0.253876</text:p>
              </table:table-cell>
              <table:table-cell office:value-type="float" office:value="0.255493">
                <text:p>0.255493</text:p>
              </table:table-cell>
              <table:table-cell office:value-type="float" office:value="0.253756">
                <text:p>0.253756</text:p>
              </table:table-cell>
              <table:table-cell office:value-type="float" office:value="0.257703">
                <text:p>0.2577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4426">
                <text:p>0.254426</text:p>
              </table:table-cell>
              <table:table-cell office:value-type="float" office:value="0.254803">
                <text:p>0.254803</text:p>
              </table:table-cell>
              <table:table-cell office:value-type="float" office:value="0.253649">
                <text:p>0.253649</text:p>
              </table:table-cell>
              <table:table-cell office:value-type="float" office:value="0.257641">
                <text:p>0.257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3612">
                <text:p>0.253612</text:p>
              </table:table-cell>
              <table:table-cell office:value-type="float" office:value="0.253962">
                <text:p>0.253962</text:p>
              </table:table-cell>
              <table:table-cell office:value-type="float" office:value="0.254795">
                <text:p>0.254795</text:p>
              </table:table-cell>
              <table:table-cell office:value-type="float" office:value="0.25758">
                <text:p>0.25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54cm" svg:height="21.564cm" xlink:href=".." xlink:type="simple" chart:class="chart:line" chart:column-mapping="4 0 1 2 3" chart:style-name="ch1">
        <chart:legend chart:legend-position="end" svg:x="27.475cm" svg:y="9.487cm" style:legend-expansion="high" chart:style-name="ch2"/>
        <chart:plot-area chart:style-name="ch3" table:cell-range-address="'lambda 0.00001'.K3:'lambda 0.00001'.K23 'lambda 0.00001'.D3:'lambda 0.00001'.G23" svg:x="0.607cm" svg:y="0.431cm" svg:width="26.261cm" svg:height="20.702cm">
          <chartooo:coordinate-region svg:x="1.334cm" svg:y="0.63cm" svg:width="25.347cm" svg:height="19.8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001'.K3:'lambda 0.00001'.K23" chart:class="chart:line">
            <chart:data-point chart:repeated="21"/>
          </chart:series>
          <chart:series chart:style-name="ch8" chart:values-cell-range-address="'lambda 0.00001'.D3:'lambda 0.00001'.D23" chart:class="chart:line">
            <chart:data-point chart:repeated="21"/>
          </chart:series>
          <chart:series chart:style-name="ch9" chart:values-cell-range-address="'lambda 0.00001'.E3:'lambda 0.00001'.E23" chart:class="chart:line">
            <chart:data-point chart:repeated="21"/>
          </chart:series>
          <chart:series chart:style-name="ch10" chart:values-cell-range-address="'lambda 0.00001'.F3:'lambda 0.00001'.F23" chart:class="chart:line">
            <chart:data-point chart:repeated="21"/>
          </chart:series>
          <chart:series chart:style-name="ch11" chart:values-cell-range-address="'lambda 0.00001'.G3:'lambda 0.00001'.G23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1097">
                <text:p>0.691097</text:p>
                <draw:g>
                  <svg:desc>'lambda 0.00001'.K3:'lambda 0.00001'.K23</svg:desc>
                </draw:g>
              </table:table-cell>
              <table:table-cell office:value-type="float" office:value="0.691097">
                <text:p>0.691097</text:p>
                <draw:g>
                  <svg:desc>'lambda 0.00001'.D3:'lambda 0.00001'.D23</svg:desc>
                </draw:g>
              </table:table-cell>
              <table:table-cell office:value-type="float" office:value="0.691097">
                <text:p>0.691097</text:p>
                <draw:g>
                  <svg:desc>'lambda 0.00001'.E3:'lambda 0.00001'.E23</svg:desc>
                </draw:g>
              </table:table-cell>
              <table:table-cell office:value-type="float" office:value="0.691097">
                <text:p>0.691097</text:p>
                <draw:g>
                  <svg:desc>'lambda 0.00001'.F3:'lambda 0.00001'.F23</svg:desc>
                </draw:g>
              </table:table-cell>
              <table:table-cell office:value-type="float" office:value="0.691097">
                <text:p>0.691097</text:p>
                <draw:g>
                  <svg:desc>'lambda 0.00001'.G3:'lambda 0.00001'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6231">
                <text:p>0.286231</text:p>
              </table:table-cell>
              <table:table-cell office:value-type="float" office:value="0.139046">
                <text:p>0.139046</text:p>
              </table:table-cell>
              <table:table-cell office:value-type="float" office:value="0.135385">
                <text:p>0.135385</text:p>
              </table:table-cell>
              <table:table-cell office:value-type="float" office:value="0.131885">
                <text:p>0.131885</text:p>
              </table:table-cell>
              <table:table-cell office:value-type="float" office:value="0.17971">
                <text:p>0.17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868">
                <text:p>0.233868</text:p>
              </table:table-cell>
              <table:table-cell office:value-type="float" office:value="0.128259">
                <text:p>0.128259</text:p>
              </table:table-cell>
              <table:table-cell office:value-type="float" office:value="0.125934">
                <text:p>0.125934</text:p>
              </table:table-cell>
              <table:table-cell office:value-type="float" office:value="0.123238">
                <text:p>0.123238</text:p>
              </table:table-cell>
              <table:table-cell office:value-type="float" office:value="0.159319">
                <text:p>0.159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1251">
                <text:p>0.211251</text:p>
              </table:table-cell>
              <table:table-cell office:value-type="float" office:value="0.123201">
                <text:p>0.123201</text:p>
              </table:table-cell>
              <table:table-cell office:value-type="float" office:value="0.12077">
                <text:p>0.12077</text:p>
              </table:table-cell>
              <table:table-cell office:value-type="float" office:value="0.119051">
                <text:p>0.119051</text:p>
              </table:table-cell>
              <table:table-cell office:value-type="float" office:value="0.149821">
                <text:p>0.149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899">
                <text:p>0.197899</text:p>
              </table:table-cell>
              <table:table-cell office:value-type="float" office:value="0.12082">
                <text:p>0.12082</text:p>
              </table:table-cell>
              <table:table-cell office:value-type="float" office:value="0.117749">
                <text:p>0.117749</text:p>
              </table:table-cell>
              <table:table-cell office:value-type="float" office:value="0.116107">
                <text:p>0.116107</text:p>
              </table:table-cell>
              <table:table-cell office:value-type="float" office:value="0.143705">
                <text:p>0.143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879">
                <text:p>0.18879</text:p>
              </table:table-cell>
              <table:table-cell office:value-type="float" office:value="0.117926">
                <text:p>0.117926</text:p>
              </table:table-cell>
              <table:table-cell office:value-type="float" office:value="0.115936">
                <text:p>0.115936</text:p>
              </table:table-cell>
              <table:table-cell office:value-type="float" office:value="0.113928">
                <text:p>0.113928</text:p>
              </table:table-cell>
              <table:table-cell office:value-type="float" office:value="0.140158">
                <text:p>0.140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036">
                <text:p>0.182036</text:p>
              </table:table-cell>
              <table:table-cell office:value-type="float" office:value="0.116531">
                <text:p>0.116531</text:p>
              </table:table-cell>
              <table:table-cell office:value-type="float" office:value="0.114048">
                <text:p>0.114048</text:p>
              </table:table-cell>
              <table:table-cell office:value-type="float" office:value="0.112279">
                <text:p>0.112279</text:p>
              </table:table-cell>
              <table:table-cell office:value-type="float" office:value="0.136464">
                <text:p>0.136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6754">
                <text:p>0.176754</text:p>
              </table:table-cell>
              <table:table-cell office:value-type="float" office:value="0.114641">
                <text:p>0.114641</text:p>
              </table:table-cell>
              <table:table-cell office:value-type="float" office:value="0.112778">
                <text:p>0.112778</text:p>
              </table:table-cell>
              <table:table-cell office:value-type="float" office:value="0.113758">
                <text:p>0.113758</text:p>
              </table:table-cell>
              <table:table-cell office:value-type="float" office:value="0.134098">
                <text:p>0.134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246">
                <text:p>0.17246</text:p>
              </table:table-cell>
              <table:table-cell office:value-type="float" office:value="0.113391">
                <text:p>0.113391</text:p>
              </table:table-cell>
              <table:table-cell office:value-type="float" office:value="0.111674">
                <text:p>0.111674</text:p>
              </table:table-cell>
              <table:table-cell office:value-type="float" office:value="0.110236">
                <text:p>0.110236</text:p>
              </table:table-cell>
              <table:table-cell office:value-type="float" office:value="0.131917">
                <text:p>0.131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8869">
                <text:p>0.168869</text:p>
              </table:table-cell>
              <table:table-cell office:value-type="float" office:value="0.112473">
                <text:p>0.112473</text:p>
              </table:table-cell>
              <table:table-cell office:value-type="float" office:value="0.110767">
                <text:p>0.110767</text:p>
              </table:table-cell>
              <table:table-cell office:value-type="float" office:value="0.109806">
                <text:p>0.109806</text:p>
              </table:table-cell>
              <table:table-cell office:value-type="float" office:value="0.130215">
                <text:p>0.130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809">
                <text:p>0.165809</text:p>
              </table:table-cell>
              <table:table-cell office:value-type="float" office:value="0.111654">
                <text:p>0.111654</text:p>
              </table:table-cell>
              <table:table-cell office:value-type="float" office:value="0.109969">
                <text:p>0.109969</text:p>
              </table:table-cell>
              <table:table-cell office:value-type="float" office:value="0.108984">
                <text:p>0.108984</text:p>
              </table:table-cell>
              <table:table-cell office:value-type="float" office:value="0.128654">
                <text:p>0.128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3157">
                <text:p>0.163157</text:p>
              </table:table-cell>
              <table:table-cell office:value-type="float" office:value="0.11105">
                <text:p>0.11105</text:p>
              </table:table-cell>
              <table:table-cell office:value-type="float" office:value="0.1093">
                <text:p>0.1093</text:p>
              </table:table-cell>
              <table:table-cell office:value-type="float" office:value="0.108408">
                <text:p>0.108408</text:p>
              </table:table-cell>
              <table:table-cell office:value-type="float" office:value="0.127508">
                <text:p>0.127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0825">
                <text:p>0.160825</text:p>
              </table:table-cell>
              <table:table-cell office:value-type="float" office:value="0.11038">
                <text:p>0.11038</text:p>
              </table:table-cell>
              <table:table-cell office:value-type="float" office:value="0.109027">
                <text:p>0.109027</text:p>
              </table:table-cell>
              <table:table-cell office:value-type="float" office:value="0.107574">
                <text:p>0.107574</text:p>
              </table:table-cell>
              <table:table-cell office:value-type="float" office:value="0.126292">
                <text:p>0.126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875">
                <text:p>0.15875</text:p>
              </table:table-cell>
              <table:table-cell office:value-type="float" office:value="0.109845">
                <text:p>0.109845</text:p>
              </table:table-cell>
              <table:table-cell office:value-type="float" office:value="0.108126">
                <text:p>0.108126</text:p>
              </table:table-cell>
              <table:table-cell office:value-type="float" office:value="0.106798">
                <text:p>0.106798</text:p>
              </table:table-cell>
              <table:table-cell office:value-type="float" office:value="0.125204">
                <text:p>0.125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689">
                <text:p>0.15689</text:p>
              </table:table-cell>
              <table:table-cell office:value-type="float" office:value="0.109084">
                <text:p>0.109084</text:p>
              </table:table-cell>
              <table:table-cell office:value-type="float" office:value="0.107905">
                <text:p>0.107905</text:p>
              </table:table-cell>
              <table:table-cell office:value-type="float" office:value="0.107225">
                <text:p>0.107225</text:p>
              </table:table-cell>
              <table:table-cell office:value-type="float" office:value="0.124344">
                <text:p>0.124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521">
                <text:p>0.15521</text:p>
              </table:table-cell>
              <table:table-cell office:value-type="float" office:value="0.109137">
                <text:p>0.109137</text:p>
              </table:table-cell>
              <table:table-cell office:value-type="float" office:value="0.107239">
                <text:p>0.107239</text:p>
              </table:table-cell>
              <table:table-cell office:value-type="float" office:value="0.106">
                <text:p>0.106</text:p>
              </table:table-cell>
              <table:table-cell office:value-type="float" office:value="0.123571">
                <text:p>0.123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3679">
                <text:p>0.153679</text:p>
              </table:table-cell>
              <table:table-cell office:value-type="float" office:value="0.108173">
                <text:p>0.108173</text:p>
              </table:table-cell>
              <table:table-cell office:value-type="float" office:value="0.107065">
                <text:p>0.107065</text:p>
              </table:table-cell>
              <table:table-cell office:value-type="float" office:value="0.105646">
                <text:p>0.105646</text:p>
              </table:table-cell>
              <table:table-cell office:value-type="float" office:value="0.122701">
                <text:p>0.122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2277">
                <text:p>0.152277</text:p>
              </table:table-cell>
              <table:table-cell office:value-type="float" office:value="0.108292">
                <text:p>0.108292</text:p>
              </table:table-cell>
              <table:table-cell office:value-type="float" office:value="0.106729">
                <text:p>0.106729</text:p>
              </table:table-cell>
              <table:table-cell office:value-type="float" office:value="0.105794">
                <text:p>0.105794</text:p>
              </table:table-cell>
              <table:table-cell office:value-type="float" office:value="0.122098">
                <text:p>0.122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0987">
                <text:p>0.150987</text:p>
              </table:table-cell>
              <table:table-cell office:value-type="float" office:value="0.107854">
                <text:p>0.107854</text:p>
              </table:table-cell>
              <table:table-cell office:value-type="float" office:value="0.106485">
                <text:p>0.106485</text:p>
              </table:table-cell>
              <table:table-cell office:value-type="float" office:value="0.105697">
                <text:p>0.105697</text:p>
              </table:table-cell>
              <table:table-cell office:value-type="float" office:value="0.12136">
                <text:p>0.12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793">
                <text:p>0.149793</text:p>
              </table:table-cell>
              <table:table-cell office:value-type="float" office:value="0.10712">
                <text:p>0.10712</text:p>
              </table:table-cell>
              <table:table-cell office:value-type="float" office:value="0.105817">
                <text:p>0.105817</text:p>
              </table:table-cell>
              <table:table-cell office:value-type="float" office:value="0.105969">
                <text:p>0.105969</text:p>
              </table:table-cell>
              <table:table-cell office:value-type="float" office:value="0.120753">
                <text:p>0.120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8685">
                <text:p>0.148685</text:p>
              </table:table-cell>
              <table:table-cell office:value-type="float" office:value="0.107486">
                <text:p>0.107486</text:p>
              </table:table-cell>
              <table:table-cell office:value-type="float" office:value="0.106197">
                <text:p>0.106197</text:p>
              </table:table-cell>
              <table:table-cell office:value-type="float" office:value="0.10503">
                <text:p>0.10503</text:p>
              </table:table-cell>
              <table:table-cell office:value-type="float" office:value="0.120242">
                <text:p>0.120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